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3.21pt"/>
    </style:style>
    <style:style style:name="co2" style:family="table-column">
      <style:table-column-properties fo:break-before="auto" style:column-width="108.3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mell-upda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row table:style-name="ro1">
          <table:table-cell office:value-type="string" calcext:value-type="string">
            <text:p>074a27e90a3686506fc586249934a30e.py</text:p>
          </table:table-cell>
          <table:table-cell office:value-type="string" calcext:value-type="string">
            <text:p><text:s/>empty password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08a861618548f33c64b75eb3e890dc.py</text:p>
          </table:table-cell>
          <table:table-cell office:value-type="string" calcext:value-type="string">
            <text:p><text:s/>empty password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8021.py</text:p>
          </table:table-cell>
          <table:table-cell office:value-type="string" calcext:value-type="string">
            <text:p><text:s/>empty passwor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da69b95d010c8a810fd384cca8d02a.py</text:p>
          </table:table-cell>
          <table:table-cell office:value-type="string" calcext:value-type="string">
            <text:p><text:s/>empty password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94c541ffc158d3e668810b75d69405.py</text:p>
          </table:table-cell>
          <table:table-cell office:value-type="string" calcext:value-type="string">
            <text:p><text:s/>empty passwor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4361.py</text:p>
          </table:table-cell>
          <table:table-cell office:value-type="string" calcext:value-type="string">
            <text:p><text:s/>empty password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97705.py</text:p>
          </table:table-cell>
          <table:table-cell office:value-type="string" calcext:value-type="string">
            <text:p><text:s/>empty passwor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4887f3fab071c11a0.py</text:p>
          </table:table-cell>
          <table:table-cell office:value-type="string" calcext:value-type="string">
            <text:p><text:s/>empty password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0407.py</text:p>
          </table:table-cell>
          <table:table-cell office:value-type="string" calcext:value-type="string">
            <text:p><text:s/>empty password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cc5534cb555a0b710b.py</text:p>
          </table:table-cell>
          <table:table-cell office:value-type="string" calcext:value-type="string">
            <text:p><text:s/>empty password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5568.py</text:p>
          </table:table-cell>
          <table:table-cell table:style-name="ce1" office:value-type="string" calcext:value-type="string">
            <text:p><text:s/>empty pas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3975990.py</text:p>
          </table:table-cell>
          <table:table-cell office:value-type="string" calcext:value-type="string">
            <text:p><text:s/>empty password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8a54877406dc231d95514e538bde9.py</text:p>
          </table:table-cell>
          <table:table-cell office:value-type="string" calcext:value-type="string">
            <text:p><text:s/>empty password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b247080976cb41fe93.py</text:p>
          </table:table-cell>
          <table:table-cell office:value-type="string" calcext:value-type="string">
            <text:p><text:s/>empty passwor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86b44a791030303c11.py</text:p>
          </table:table-cell>
          <table:table-cell office:value-type="string" calcext:value-type="string">
            <text:p><text:s/>empty passwor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empty password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98262.py</text:p>
          </table:table-cell>
          <table:table-cell office:value-type="string" calcext:value-type="string">
            <text:p><text:s/>empty password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e3d2aa4930ecd8e536.py</text:p>
          </table:table-cell>
          <table:table-cell office:value-type="string" calcext:value-type="string">
            <text:p><text:s/>empty password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8eb800bacef9e34dd775f9b3aad987.py</text:p>
          </table:table-cell>
          <table:table-cell office:value-type="string" calcext:value-type="string">
            <text:p><text:s/>empty password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13f4816d730e11d575.py</text:p>
          </table:table-cell>
          <table:table-cell office:value-type="string" calcext:value-type="string">
            <text:p><text:s/>empty password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7ffb502890909aea2eb449643d5bc7.py</text:p>
          </table:table-cell>
          <table:table-cell office:value-type="string" calcext:value-type="string">
            <text:p><text:s/>empty password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34ce30ce0ee8d585e.py</text:p>
          </table:table-cell>
          <table:table-cell office:value-type="string" calcext:value-type="string">
            <text:p><text:s/>empty password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8c2cb63d62fdd9fb67.py</text:p>
          </table:table-cell>
          <table:table-cell office:value-type="string" calcext:value-type="string">
            <text:p><text:s/>empty password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0e24454ee353d3c123.py</text:p>
          </table:table-cell>
          <table:table-cell table:style-name="ce1" office:value-type="string" calcext:value-type="string">
            <text:p><text:s/>empty passwor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empty password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769db6848429c9b3eac30361d914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2f2e8b1901be273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2f2e8b1901be273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ff378b3a91de94306a84d3aa2228b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ff378b3a91de94306a84d3aa2228b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ff378b3a91de94306a84d3aa2228b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2f2dc9534bdf412ff3f664e9513c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4cf8e99afa57dc28c130eae2739d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b89bd6975f89f043871335dce8c5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b89bd6975f89f043871335dce8c5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4587354d97d872aff6abb65510f61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633087d56b8782bb003282e9a895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633087d56b8782bb003282e9a895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509faf231cff3cdec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fa43225bdbe8e803c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fa43225bdbe8e803c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b2fed983394742e33eee0416c4e2fc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badce5816b6ab10eb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d25683d9c8fce27edd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8991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8991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0150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0150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0150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228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228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802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95544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77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77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77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77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198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975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da69b95d010c8a810fd384cca8d02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da69b95d010c8a810fd384cca8d02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049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16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75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75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b5a5dc39211bd6a871cb8f9df8c4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1954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39be0108b16bed03858f3d12201bdd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539be0108b16bed03858f3d12201bd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539be0108b16bed03858f3d12201bd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539be0108b16bed03858f3d12201bd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221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221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221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c990c61c5f527445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c990c61c5f527445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1635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251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251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251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558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507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678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857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857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857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58fdb7176ff5a576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58fdb7176ff5a576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436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7395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8591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8591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3341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bdfced725ae451e7d8f343c79cccf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15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113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113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113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113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478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7abf0e3431b6f133861bbe1bb694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81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7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153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153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047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7305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154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352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352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bed027606c5086ed9eeb274f3b840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bed027606c5086ed9eeb274f3b840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d385a68dddc1064f3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5544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5544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5544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c01d677ddd711c0ebf0da56c1087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c01d677ddd711c0ebf0da56c1087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8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8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8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3c976ef8b8f5f8617071095729367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8acb9f9c0f22753eaac227ff997b3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8acb9f9c0f22753eaac227ff997b3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ad212a3b0571357e1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08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4a77371c9e207a5fa42a6b874017d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8308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026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026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1f1660291f871739379082f204c8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291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291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9725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174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174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78448ab45dfffffa930f5cf8c252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f063c242239952a2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506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356495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495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495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495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834b68b7b4d6366f3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765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54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343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0aa3c12f947e4064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56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759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759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759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7f07724abebd1223ba6ea644ea166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076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a1d94bb83e5124eae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8d69363838ce0ac3b531bd0ee44fb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3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815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19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189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736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8600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8600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54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54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084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693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693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493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493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07382c9faf03b54b9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07382c9faf03b54b9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86d80942ecaeff04dfc485cb7a0be7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386d80942ecaeff04dfc485cb7a0be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386d80942ecaeff04dfc485cb7a0be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386d80942ecaeff04dfc485cb7a0be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48843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445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2049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2049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2049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2049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025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025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940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56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073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655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a0c68878c6d978d067da4a36bcc71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cb79c7d01a95176b8e88bf4890cd2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e9362acdc5db33ae16c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e9362acdc5db33ae16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506573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9179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9179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888530967f4d3fabe882c4d00575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651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651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980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980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980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5437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6805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7589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23935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526749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6749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6749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8150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2154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562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be89eead0b0e19e05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55be89eead0b0e19e051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56431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31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31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31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852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852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636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63cc76aa329b2ddfb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8b5c2f844edc371808ace2a4bc245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5851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045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045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ec669ea8a8c920c0960fa05895687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422d709c93615341a21009f800222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4fd516ad174c7f443fcad9090a2d1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4fd516ad174c7f443fcad9090a2d1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96ef3306b92120696a44b92db8947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ba231746499e11d5c916162c5cc51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ba231746499e11d5c916162c5cc51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9a7c0d46cfdfe0010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9a7c0d46cfdfe0010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a59e1976ef9f672245fbe153841d4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aefdbf6107f5253d8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7538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945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945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02010eaf3fb5d253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779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779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2560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8205c28d338268ebb7b952e85b620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1f90c15ec6331598e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3a56d8f836820f6138dd8d535c88c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3a56d8f836820f6138dd8d535c88c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d775066334dc024c2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d775066334dc024c2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00eae10ce082bb78f0b7a2cca5cbc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2395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2395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728e34d37e4abce80355c5456e3fd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e14c606064285d9be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e777ae269adb3da85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dcd7c363330a8391db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bc1abc307c1039c4d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bc1abc307c1039c4d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18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18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18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2893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2893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6101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754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754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0a11c827422264c75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1477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395a508151b2d716c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395a508151b2d716c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8921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9d9e3a991dc2f443a2e105b015711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9d9e3a991dc2f443a2e105b015711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4400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4400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4400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199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199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450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3d23487bc1456d850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937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64238424175742a8a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d794314972855dc4b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d794314972855dc4b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f2ef722e4520fba09c9f4d83ecc45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9972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487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4941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4941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7159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9908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9908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592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42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42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42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9184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65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494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494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4aab52fcff6b1c652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6973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0209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885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885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250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908e13c9ee6655ce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908e13c9ee6655ce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908e13c9ee6655ce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9234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9106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9106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74ac739d1ac9f6042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836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fa8e25f36e6f619247203d1bc0291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63614cad93f6ecbf560d2934a537a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63614cad93f6ecbf560d2934a537a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e1922ac2e77f5b0c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e1922ac2e77f5b0c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1052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1052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3943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ac380f24f71eb3cc1ec6306ac4e2e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6771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0858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0858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0858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1c03cce1e9e43f147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773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59417be673c602450c3ac77a068a3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15e2420f31048f7e30f3937356cf7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7322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7322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120046d0aa8f49c3fce03b844329d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2204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2204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2204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2204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489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0206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162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162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6322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6322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b18ef04900cc763c31769ef27d116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b18ef04900cc763c31769ef27d116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c52f8f05cd21207155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e837d2ccc24b483a2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bbc83b354c568709dc4e6a30fea54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8221826c6f20ac47fe688e575e51c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93d30523dd77ae970f3ffcf26e134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93d30523dd77ae970f3ffcf26e134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d0cab4bde185b3840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d0cab4bde185b3840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41e8ba5922c6ade176d343ab31c70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41e8ba5922c6ade176d343ab31c70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5c8053852a734c1f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5c8053852a734c1f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5c8053852a734c1f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ab43fab80d315932b32df0ec86292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2bac4b48f780bee77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dd93e71ff18303c0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dd93e71ff18303c0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dd93e71ff18303c0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b38ffea4feb3a3f3299e555d7235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7732fe8eb828be832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17732fe8eb828be8328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1aa2c0f604ed92b9b3afaa6db18e5f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143dde185cecda7c1dee7ffbce5d2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4584af3624ddeb1ce4b301e6bd576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4584af3624ddeb1ce4b301e6bd576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4584af3624ddeb1ce4b301e6bd576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4584af3624ddeb1ce4b301e6bd576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933fa44f4317723456c18b88519904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41dd8e544bf0e3980c971b0d015f5f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1dd8e544bf0e3980c971b0d015f5f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1dd8e544bf0e3980c971b0d015f5f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1dd8e544bf0e3980c971b0d015f5f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ea0034839ccbc2aa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ea0034839ccbc2aa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ea0034839ccbc2aa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ea0034839ccbc2aa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e7a80691ed5e44e7fea1964bae18dc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9c5b5529381d1737fc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c5b5529381d1737fc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901de8b7e59cbeb1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901de8b7e59cbeb1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1af2a53d5d7bbe2c7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81881856b30cacef3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bb640dfa73116a0f9eec73e9046e4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bb640dfa73116a0f9eec73e9046e4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b778af7b51f69bdcc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b778af7b51f69bdcc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43835a9742f5021ee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aee720f474ca5b62e756e96c50e0b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972e1913941790670708dd99eecf6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c38170d4beceeb32d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eec3f09fcab30e7a2876da2fcc3a1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49e502f432278f772bd672ec785d7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03ec82aeee24164f0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43cc6687e737d982d3d1c56472c6b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546cb143ebae4a489a482a05ab4be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af6270cc9563cca19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8e0588bf6d8f32e99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8e0588bf6d8f32e99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8e0588bf6d8f32e99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8e0588bf6d8f32e99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e434d8cfd7f331d499ccf351abbff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88235d732b7becda8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ab42297b1d9a78c16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ab42297b1d9a78c16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c772fdd1e32948686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f384592ced2812922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9c114a5b33cd2da53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4b9854955451c66f7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4b9854955451c66f7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92808750a3577a0d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5b6b793f02bd966a6a7502c0a7fbf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de5b6b793f02bd966a6a7502c0a7fb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eea2093888e8d4004ec06b5a1dede1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f208bf1a35b23671e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f208bf1a35b23671e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70dff29ddbeb87973be9c0a94a1df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1f9c488df72286fbe4fe62f070e27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b6f5c8f6c2a51c3f6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b6f5c8f6c2a51c3f6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b9af386ea58e19bf18c09f2681df2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d53f7061748e599e1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d53f7061748e599e1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fdb8284643b1c175a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0420d6c27ffe1f7c8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f747ec5406997683e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f747ec5406997683e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180c58c94526e2c40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6908dc8ac96e8fc98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dd3924ee230592ab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dd3924ee230592ab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dd3924ee230592ab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ed13607956dea58baaf8c271e658e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ed13607956dea58baaf8c271e658e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b36ad251f70855d5d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b36ad251f70855d5d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b36ad251f70855d5d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b36ad251f70855d5d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b1b5f12d7ad787f6e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b1b5f12d7ad787f6e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b1b5f12d7ad787f6e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d6e9a88202ab0a2fe.py</text:p>
          </table:table-cell>
          <table:table-cell table:style-name="ce1" office:value-type="string" calcext:value-type="string">
            <text:p><text:s/>no integrity check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179d6e9a88202ab0a2fe.py</text:p>
          </table:table-cell>
          <table:table-cell office:value-type="string" calcext:value-type="string">
            <text:p><text:s/>no integrity check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179d6e9a88202ab0a2fe.py</text:p>
          </table:table-cell>
          <table:table-cell office:value-type="string" calcext:value-type="string">
            <text:p><text:s/>no integrity check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79d6e9a88202ab0a2fe.py</text:p>
          </table:table-cell>
          <table:table-cell table:style-name="ce1" office:value-type="string" calcext:value-type="string">
            <text:p><text:s/>no integrity check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179d6e9a88202ab0a2fe.py</text:p>
          </table:table-cell>
          <table:table-cell office:value-type="string" calcext:value-type="string">
            <text:p><text:s/>no integrity check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1e7c18c6f6eda87f1cb4995b0e6a22a5.py</text:p>
          </table:table-cell>
          <table:table-cell table:style-name="ce1" office:value-type="string" calcext:value-type="string">
            <text:p><text:s/>no integrity check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8bb54570d170e97b19b.py</text:p>
          </table:table-cell>
          <table:table-cell table:style-name="ce1" office:value-type="string" calcext:value-type="string">
            <text:p><text:s/>no integrity check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8bb54570d170e97b19b.py</text:p>
          </table:table-cell>
          <table:table-cell office:value-type="string" calcext:value-type="string">
            <text:p><text:s/>no integrity ch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004bcac763eaf6f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04bcac763eaf6f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2f2dc9534bdf412ff3f664e9513c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ca5ca8088b3b01d3ca0cb81bfb88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ca5ca8088b3b01d3ca0cb81bfb88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4cf8e99afa57dc28c130eae2739d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f3047ca8770f4a3a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e21842bafb8b225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6f3b651b268b7af4c8c32475fa23d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8f399d69f230521ef530baca832e7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acba2e528ec6b285dc52bde07754a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cae53bf67ea8a3970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2ac74d800a2eff954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e4baf51c602346be5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b942dd86f01efe996b8977b158c37a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10e910e514832b710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d5b3e7cc89cb2180c6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db840f27f1f0fd0747f13ab80d0ca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c0c3f5ca69bac2b62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c0c3f5ca69bac2b62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f66e0677be3205057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161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0150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322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3560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22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f49f272930e31614e27ce57b0c3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25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25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57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9554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671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72549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1725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f8cf8d03bb236985156de204fe7b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f8cf8d03bb236985156de204fe7b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f8cf8d03bb236985156de204fe7b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79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936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197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ce87e713c9a3898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ce87e713c9a3898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87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7403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7403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8160dad16cc473a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671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251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72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72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6045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623f68e36fdad4cb6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623f68e36fdad4cb6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806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766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b5a5dc39211bd6a871cb8f9df8c4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d909f6801cf5e4e5d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d909f6801cf5e4e5d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d909f6801cf5e4e5d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56558db372230e11891d97bff8c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56558db372230e11891d97bff8c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56558db372230e11891d97bff8c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1833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722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86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86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86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86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86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191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221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c990c61c5f527445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c990c61c5f527445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83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56bf6c062856ed49406dbf689ad20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d6e9a88202ab0a2f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d6e9a88202ab0a2f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d6e9a88202ab0a2f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19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19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5825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777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777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777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777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e51b3361c18998045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e51b3361c189980457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be51b3361c18998045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ab9f563fcce7ec66f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7e3c1da32d00f8ce0dff6b86fd45f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8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14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14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27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908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45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45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45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5808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5151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914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914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503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306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306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306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306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5691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20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736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858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858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a908471e38370f40d302b1cb1b41f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364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15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a248d20334e781b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561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7abf0e3431b6f133861bbe1bb694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4400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897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153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506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0f2f12201f638d7de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283005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005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005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e032fb1bb5f59256fd5b96f8b8e6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73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81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83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885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adf35f1e4ba3145e2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adf35f1e4ba3145e2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f8052fdf8587e4cd923b2a21bca1a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f8052fdf8587e4cd923b2a21bca1a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f8052fdf8587e4cd923b2a21bca1a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5544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20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7f9c5ec8ebab5f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7f9c5ec8ebab5f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7f9c5ec8ebab5f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52" calcext:value-type="float">
            <text:p>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7f9c5ec8ebab5f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16" calcext:value-type="float">
            <text:p>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7f9c5ec8ebab5f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7f9c5ec8ebab5f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31" calcext:value-type="float">
            <text:p>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7f9c5ec8ebab5f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37" calcext:value-type="float">
            <text:p>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4887f3fab071c11a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c01d677ddd711c0ebf0da56c1087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177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1afba4ee127cce50a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4a0f9b525096633ca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5d283b0d279ea96c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5d283b0d279ea96c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5d283b0d279ea96c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5d283b0d279ea96c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8e87d6cfd70d4e56169fc5ffd980e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2abbb88b5d2b4f4e5adde42975fd0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ad212a3b0571357e1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ad212a3b0571357e1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ad212a3b0571357e1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82e704f810b4b96dda4188646256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82e704f810b4b96dda4188646256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82e704f810b4b96dda4188646256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c451bc515c6b8740b5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41c85ac5296eb518e19aff9ecc70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41c85ac5296eb518e19aff9ecc70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34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343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8308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8308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8308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8627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eda05ca36ee9f9f190067538b0ae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eda05ca36ee9f9f190067538b0ae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37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9327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36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66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66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66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66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50bde6bd296310e41ea5d018fce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50bde6bd296310e41ea5d018fce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080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080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291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291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535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2268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78448ab45dfffffa930f5cf8c252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cec9e989b60cd735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cec9e989b60cd735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55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283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09e2d2b740ee1cfe3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335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834b68b7b4d6366f3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c512099af7b21c8bf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0620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501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838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0008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919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2263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2263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fe44739392756abac8c2e213bb11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fe44739392756abac8c2e213bb11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7599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7f07724abebd1223ba6ea644ea1669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398429347c96e98aba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8495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86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86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86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c53f824daef7d363d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18193d6bea07bac37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9ee0e0c86f7b381f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9ee0e0c86f7b381f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9ee0e0c86f7b381f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ad41a61ee16bcd75235cb0f64c0df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9c80ff42879cad41b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3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5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5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5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5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5182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5728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830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830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8404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8404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ce1cda9afd6a922fb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ce1cda9afd6a922fb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ec1daf0005530dd94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1814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1814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256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73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7353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7353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7353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7353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8600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9923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d15424e7989b936c1609b53edd139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792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693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6eb575fc70e5ee87e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018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4108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41281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6342d455de2421d8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2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2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2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2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2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2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2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6575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694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694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843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544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544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761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761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2049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2049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738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1f1a728646944a70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422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46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46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66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66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d5a60b3bbc5f110a9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777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777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522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506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140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10e6462faba8781242cdb6218d83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10e6462faba8781242cdb6218d83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336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336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8847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a5fe88be8923bea19c02e5641be33b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bfb8e9f0681173ed5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c7cfcd9b85619ced5458581aa3350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a0c68878c6d978d067da4a36bcc71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a0c68878c6d978d067da4a36bcc71d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ca0c68878c6d978d067da4a36bcc71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cb79c7d01a95176b8e88bf4890cd2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6b7ea38a28681a513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6b7ea38a28681a513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e82161347ee23e5b7ffeb7124347d2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3b6802020f2e2b210863d6cd3d09c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536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7a67b869246dc6fd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7a67b869246dc6fd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94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024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888530967f4d3fabe882c4d00575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980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980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680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680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680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680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53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edd66425998e5fca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edd66425998e5fca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0579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0a2c13f358b3689d00a3c88b34e0c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8969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981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0c20924768ce18092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396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8150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93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9747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aad9bb83b233b523270c30d36e4c8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0658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0659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51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21a7fb52c2b61967c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7354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7808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7808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904c005f8d237f6fe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904c005f8d237f6fe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cae73f590be7e3b06c05436d368f7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139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5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5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700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700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700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700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827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085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397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907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069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63cc76aa329b2ddf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102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5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22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43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446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483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483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483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48356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58585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9260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1bb9c4efcd0babf0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5103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5103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5103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5103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5103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5103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731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c15d850e82a77e539b8ff3d5cb5ca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c15d850e82a77e539b8ff3d5cb5ca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c15d850e82a77e539b8ff3d5cb5ca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c15d850e82a77e539b8ff3d5cb5ca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bcccf808a571e131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b1bd04a443c4e06cc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b1bd04a443c4e06cc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d4dceb9e4f40d110e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ba231746499e11d5c916162c5cc51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6514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941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587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35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35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35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35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35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7619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9714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d3847ca558ea52279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d3847ca558ea52279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6853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689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3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3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789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3787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29" calcext:value-type="float">
            <text:p>1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841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1f90c15ec6331598e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3a56d8f836820f6138dd8d535c88c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9610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9610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9610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d775066334dc024c2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239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728e34d37e4abce80355c5456e3fd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9121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a898d22e74aa9daf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aa622be083f97b8c5c9a10478ba0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79c10f73c33bba476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390e6d2084ededadc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390e6d2084ededadc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390e6d2084ededadc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390e6d2084ededadc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5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7c635e120bcd505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7c635e120bcd505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3ec3dfcac9d537ba3822a337b7e23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7908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e2d0500fbcb820dd9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2d397cfa37bcb836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9fc5e3a21dd2779d9fe69bf41e6ba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b2c0410cbdeca3229334c9bc05dc4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b2c0410cbdeca3229334c9bc05dc4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dc46d292ecfdc37e4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3349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6101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737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737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e72417af260ac17bb0d878e9ea1f5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f1e93fcb2a0a840883c487fc3b99e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8fa2eedd9666b78404ed1751336f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e6452ae21dc9e0edff8028e06a2b5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1477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1477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156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2081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3005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134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71170d3b96ebe449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71170d3b96ebe449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71170d3b96ebe449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85de10f12d8e6af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3d651b84a94b639f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52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614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614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614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614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9737dc06b290a009352d3307782a2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d258d6ffb6e15f395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208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5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fa64ee8380763871a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450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450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450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450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a936eefc094314f67445fe9d0af53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27b27cf7a831c48e223b7c06fbd40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27b27cf7a831c48e223b7c06fbd40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27b27cf7a831c48e223b7c06fbd40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756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a2fdad52c1d33ef227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a3f0c3d23d99f6c65c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eb9dd4829844177cda5d529ab4c68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10efd98e93af94445e250c6d8d2bd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f2ef722e4520fba09c9f4d83ecc4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f2ef722e4520fba09c9f4d83ecc4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3ab982eb65900c515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61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61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61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4941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6980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31952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82493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493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493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493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493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493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4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7168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9036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9036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001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001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001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067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753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506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c88ea930a4b88cf6d91e9cdecbe1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1eeeb61ea9f1a1867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65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85394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849669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933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b35dd347eb6b92dc6995fa58792a6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b35dd347eb6b92dc6995fa58792a6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1210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25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2951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2951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29a14092fef7e31a1c82eb65d36c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29a14092fef7e31a1c82eb65d36c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62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62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88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9347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9347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76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76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76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95db3337c655752c9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7742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7742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941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052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9106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1786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6648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be1d2f62400f87958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2ce0b0b03f34e117d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07d0bfadffd40fcf40cd49cb77382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07d0bfadffd40fcf40cd49cb77382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941dbef210ea7784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1244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1244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2070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53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53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55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55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55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07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6771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6771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6644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ff90f5b94b9c5d78788a52687c63f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ff90f5b94b9c5d78788a52687c63f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ff90f5b94b9c5d78788a52687c63f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08b931479a4fac7e46c22face4657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093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1245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4a8308a4ec09e2e0756a313a915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4a8308a4ec09e2e0756a313a915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d74b418fdf7efa14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d74b418fdf7efa14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9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9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9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9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9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5423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78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9243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ca181ba1db8a0228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0202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59417be673c602450c3ac77a068a3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60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727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4803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4963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4fdb48c43ab980632b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976871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d0fb82c3894f56809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d0fb82c3894f56809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0206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3982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5238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5238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5238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cb4a25b622479e7d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57634d57f21cf3874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7787a607a5a676c6d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713872f0e972d4fc9af4725a8a77a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e837d2ccc24b483a2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e837d2ccc24b483a2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8221826c6f20ac47fe688e575e51c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12d211c110ff3855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cc00d9e1d6751a6f6ee64ca5d3e24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90df2c6d43f964b8b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b9c6ecdb24ca8fd6f4f41a9c0eb32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687b573364f65904e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687b573364f65904e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851bdf63595cd2c8f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9e0fef4e15d2ab04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12efaad8714fb6ed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12efaad8714fb6ed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12efaad8714fb6ed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28ef783211b0ffdee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4e3869e6015cf7439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fc0bf06bbe656c729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7e4b3b59990589600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7e4b3b59990589600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a66e10f704b4dcc24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45831a2fb73f537a7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45831a2fb73f537a7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45831a2fb73f537a7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45831a2fb73f537a7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575cee6bb503d4d193da355d70d3e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b83e3a62291e4df5cd89a195fcd87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6bff70142e5091792841d4b37205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6bff70142e5091792841d4b37205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7ca6d8128f02e306d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b129122a64bde3bd0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dd93e71ff18303c05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e95087771dbefa386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b38ffea4feb3a3f3299e555d723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b38ffea4feb3a3f3299e555d723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b38ffea4feb3a3f3299e555d723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b38ffea4feb3a3f3299e555d723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b38ffea4feb3a3f3299e555d723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aa2c0f604ed92b9b3afaa6db18e5f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aa2c0f604ed92b9b3afaa6db18e5f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ec570d1b6226f169c4b42a2905ee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ec570d1b6226f169c4b42a2905ee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9e6fb38d6b5869de62d04baea6471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4f9d61d16cb149dd2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4f9d61d16cb149dd2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3cc1e0482411e4b53d74bd12a485c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3cc1e0482411e4b53d74bd12a485c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3cc1e0482411e4b53d74bd12a485c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c12c380569b1a1262ecd77728d06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c12c380569b1a1262ecd77728d06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c12c380569b1a1262ecd77728d06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c12c380569b1a1262ecd77728d06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2da1cb8f3afe5ccb643f87e2f853b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00be34c58b1f3fa7467b4876f2b5b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d8b4002b6cbf77dd8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23f2c761e4ff74aa3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88f2a3e1526a07d01c392bde49d90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bf6d7bbacfbb91704f66c28dcc5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34ce30ce0ee8d585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b45408d43986eefdf83b59bc9e862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5b8385a2afa6570e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cf8d8aee3eb70668b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8287599b0e2fd743f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89761a11ec2db184c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89761a11ec2db184c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48d753e7d0176ff17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e987ba7a90fe2cb29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e987ba7a90fe2cb29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bb640dfa73116a0f9eec73e9046e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e9a91256c9c5db1676aa3c240531c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0e24454ee353d3c12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c91c0c116e0bd14d7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f22760a0a2ab411ff827178b2be86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f22760a0a2ab411ff827178b2be86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f22760a0a2ab411ff827178b2be86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ed0d11f281a5c05c954173ba67b9d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ed0d11f281a5c05c954173ba67b9d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ed0d11f281a5c05c954173ba67b9d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237eb1040c38e7ab5306a63575ded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215a4c5b7ccef24c3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215a4c5b7ccef24c3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4596ca6a846f16b3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558e8ca8cbbd491619a9e1940682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3a49767c7c307be5e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732065f2d230d5e715bc186546bf9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972e1913941790670708dd99eecf6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bb1f94cda69a5e7c96d1742cc5adc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fccca030af69e737d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452963fb0570fb46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8c19a8351d97ca933b64fd26048b9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15ec29d9cc67f9e671631cbe70039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d2f7dec6932d932fe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652f98218a5e486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3a021fad01728315b9b503eabfc5a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eb474543c32eb335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aa0b12694e68a1c9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aa0b12694e68a1c9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aa0b12694e68a1c9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aa0b12694e68a1c9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e679ebfeb9748e8e5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cffda53ba3e936c4474ce9e09cbb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cffda53ba3e936c4474ce9e09cbb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cffda53ba3e936c4474ce9e09cbb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cffda53ba3e936c4474ce9e09cbb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cffda53ba3e936c4474ce9e09cbb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cffda53ba3e936c4474ce9e09cbb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8f308ad99c2f5afb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c5201c86765d2a0c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1fa0d85dfd33f0bdc3d744356aee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1fa0d85dfd33f0bdc3d744356aee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623245b95817b7b2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b32c674d9e86ba581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f384592ced2812922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f384592ced2812922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f384592ced2812922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1d6a6ccaa960964ac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1d6a6ccaa960964ac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bb54570d170e97b19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72345a37686b9b136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7f25f19f57e26d589417717c26c0f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7f25f19f57e26d589417717c26c0f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4b9854955451c66f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6803f8df5d3805464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0b4c582e5abf604885ac1e068d233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8ae08fa73402e45bf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92808750a3577a0d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49daaae6d4566383b39908bfc3fd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494049443a134e775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494049443a134e775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70dff29ddbeb87973be9c0a94a1df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030b865c4cb142af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1f9c488df72286fbe4fe62f070e27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eea1608d48b42f632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190ebba6c53887d598d03119ca20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184a80952f040b6bb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defab409cc0e6f6a0e75237f73ca9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b9af386ea58e19bf18c09f2681df2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b9af386ea58e19bf18c09f2681df2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d53f7061748e599e1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d53f7061748e599e1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d53f7061748e599e1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fdb8284643b1c175a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4292e31f143cec38a8106e123d0d9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7205b73610dd30254652e7817f99c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fef8ab18bff5cf4b70495479acc16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fef8ab18bff5cf4b70495479acc16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fef8ab18bff5cf4b70495479acc16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fef8ab18bff5cf4b70495479acc16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fef8ab18bff5cf4b70495479acc16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097a04ddb3a102244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097a04ddb3a102244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0e98c8c486be80d5a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1527d6d9492b59c61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1527d6d9492b59c61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50d6ad3ab777a1e76bcd0773843c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58e76e2ed7af6fa1b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2f2e8b1901be273a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6734dfe17076dfd34e09660c198c0.py</text:p>
          </table:table-cell>
          <table:table-cell office:value-type="string" calcext:value-type="string">
            <text:p><text:s/>use of regex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2cae7d161912d2a2ce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2cae7d161912d2a2ce.py</text:p>
          </table:table-cell>
          <table:table-cell office:value-type="string" calcext:value-type="string">
            <text:p><text:s/>use of regex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2cae7d161912d2a2ce.py</text:p>
          </table:table-cell>
          <table:table-cell office:value-type="string" calcext:value-type="string">
            <text:p><text:s/>use of regex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2cae7d161912d2a2ce.py</text:p>
          </table:table-cell>
          <table:table-cell office:value-type="string" calcext:value-type="string">
            <text:p><text:s/>use of regex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5f02ef2541b54d55e2f53fd817444.py</text:p>
          </table:table-cell>
          <table:table-cell office:value-type="string" calcext:value-type="string">
            <text:p><text:s/>use of regex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c2b5ce5978c0d66e6e.py</text:p>
          </table:table-cell>
          <table:table-cell office:value-type="string" calcext:value-type="string">
            <text:p><text:s/>use of regex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dd147882be00adf555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dd147882be00adf555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fb0cefed8b6ba580cc.py</text:p>
          </table:table-cell>
          <table:table-cell office:value-type="string" calcext:value-type="string">
            <text:p><text:s/>use of regex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efb027d3e1cf9e3e778034fbfb2fb5.py</text:p>
          </table:table-cell>
          <table:table-cell office:value-type="string" calcext:value-type="string">
            <text:p><text:s/>use of rege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0aefb027d3e1cf9e3e778034fbfb2fb5.py</text:p>
          </table:table-cell>
          <table:table-cell office:value-type="string" calcext:value-type="string">
            <text:p><text:s/>use of regex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0aefb027d3e1cf9e3e778034fbfb2fb5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0aefb027d3e1cf9e3e778034fbfb2fb5.py</text:p>
          </table:table-cell>
          <table:table-cell office:value-type="string" calcext:value-type="string">
            <text:p><text:s/>use of regex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0aefb027d3e1cf9e3e778034fbfb2fb5.py</text:p>
          </table:table-cell>
          <table:table-cell office:value-type="string" calcext:value-type="string">
            <text:p><text:s/>use of regex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0b2fed983394742e33eee0416c4e2fce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7ce6c2b84af70644d81802892c289.py</text:p>
          </table:table-cell>
          <table:table-cell office:value-type="string" calcext:value-type="string">
            <text:p><text:s/>use of regex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7ce6c2b84af70644d81802892c289.py</text:p>
          </table:table-cell>
          <table:table-cell office:value-type="string" calcext:value-type="string">
            <text:p><text:s/>use of regex</text:p>
          </table:table-cell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7ce6c2b84af70644d81802892c289.py</text:p>
          </table:table-cell>
          <table:table-cell office:value-type="string" calcext:value-type="string">
            <text:p><text:s/>use of regex</text:p>
          </table:table-cell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7ce6c2b84af70644d81802892c289.py</text:p>
          </table:table-cell>
          <table:table-cell office:value-type="string" calcext:value-type="string">
            <text:p><text:s/>use of regex</text:p>
          </table:table-cell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7ce6c2b84af70644d81802892c289.py</text:p>
          </table:table-cell>
          <table:table-cell office:value-type="string" calcext:value-type="string">
            <text:p><text:s/>use of regex</text:p>
          </table:table-cell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7ce6c2b84af70644d81802892c289.py</text:p>
          </table:table-cell>
          <table:table-cell office:value-type="string" calcext:value-type="string">
            <text:p><text:s/>use of regex</text:p>
          </table:table-cell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7ce6c2b84af70644d81802892c289.py</text:p>
          </table:table-cell>
          <table:table-cell office:value-type="string" calcext:value-type="string">
            <text:p><text:s/>use of regex</text:p>
          </table:table-cell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ccae5d764ff61788fc626096e5688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ccae5d764ff61788fc626096e5688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c0c3f5ca69bac2b625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fb4d07f28af1c8fc1b.py</text:p>
          </table:table-cell>
          <table:table-cell office:value-type="string" calcext:value-type="string">
            <text:p><text:s/>use of regex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1142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1142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1142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1142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1872.py</text:p>
          </table:table-cell>
          <table:table-cell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1872.py</text:p>
          </table:table-cell>
          <table:table-cell office:value-type="string" calcext:value-type="string">
            <text:p><text:s/>use of regex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1872.py</text:p>
          </table:table-cell>
          <table:table-cell office:value-type="string" calcext:value-type="string">
            <text:p><text:s/>use of rege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2286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524.py</text:p>
          </table:table-cell>
          <table:table-cell office:value-type="string" calcext:value-type="string">
            <text:p><text:s/>use of rege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524.py</text:p>
          </table:table-cell>
          <table:table-cell office:value-type="string" calcext:value-type="string">
            <text:p><text:s/>use of regex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524.py</text:p>
          </table:table-cell>
          <table:table-cell office:value-type="string" calcext:value-type="string">
            <text:p><text:s/>use of regex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524.py</text:p>
          </table:table-cell>
          <table:table-cell office:value-type="string" calcext:value-type="string">
            <text:p><text:s/>use of regex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524.py</text:p>
          </table:table-cell>
          <table:table-cell office:value-type="string" calcext:value-type="string">
            <text:p><text:s/>use of regex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524.py</text:p>
          </table:table-cell>
          <table:table-cell office:value-type="string" calcext:value-type="string">
            <text:p><text:s/>use of regex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524.py</text:p>
          </table:table-cell>
          <table:table-cell office:value-type="string" calcext:value-type="string">
            <text:p><text:s/>use of regex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3585.py</text:p>
          </table:table-cell>
          <table:table-cell office:value-type="string" calcext:value-type="string">
            <text:p><text:s/>use of rege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2570.py</text:p>
          </table:table-cell>
          <table:table-cell office:value-type="string" calcext:value-type="string">
            <text:p><text:s/>use of regex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2570.py</text:p>
          </table:table-cell>
          <table:table-cell office:value-type="string" calcext:value-type="string">
            <text:p><text:s/>use of regex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78820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78820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78820.py</text:p>
          </table:table-cell>
          <table:table-cell office:value-type="string" calcext:value-type="string">
            <text:p><text:s/>use of regex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78820.py</text:p>
          </table:table-cell>
          <table:table-cell office:value-type="string" calcext:value-type="string">
            <text:p><text:s/>use of regex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89694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400017.py</text:p>
          </table:table-cell>
          <table:table-cell office:value-type="string" calcext:value-type="string">
            <text:p><text:s/>use of rege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401031.py</text:p>
          </table:table-cell>
          <table:table-cell office:value-type="string" calcext:value-type="string">
            <text:p><text:s/>use of regex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7742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665ab9fd62c9897ee9ea4eed192b6a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665ab9fd62c9897ee9ea4eed192b6a.py</text:p>
          </table:table-cell>
          <table:table-cell office:value-type="string" calcext:value-type="string">
            <text:p><text:s/>use of rege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9770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9770.py</text:p>
          </table:table-cell>
          <table:table-cell office:value-type="string" calcext:value-type="string">
            <text:p><text:s/>use of rege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9770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9770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589.py</text:p>
          </table:table-cell>
          <table:table-cell office:value-type="string" calcext:value-type="string">
            <text:p><text:s/>use of regex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53855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58524.py</text:p>
          </table:table-cell>
          <table:table-cell office:value-type="string" calcext:value-type="string">
            <text:p><text:s/>use of regex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65346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da69b95d010c8a810fd384cca8d02a.py</text:p>
          </table:table-cell>
          <table:table-cell office:value-type="string" calcext:value-type="string">
            <text:p><text:s/>use of regex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4967.py</text:p>
          </table:table-cell>
          <table:table-cell office:value-type="string" calcext:value-type="string">
            <text:p><text:s/>use of reg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9994.py</text:p>
          </table:table-cell>
          <table:table-cell office:value-type="string" calcext:value-type="string">
            <text:p><text:s/>use of reg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40255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47055.py</text:p>
          </table:table-cell>
          <table:table-cell office:value-type="string" calcext:value-type="string">
            <text:p><text:s/>use of regex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50641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2854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9479.py</text:p>
          </table:table-cell>
          <table:table-cell office:value-type="string" calcext:value-type="string">
            <text:p><text:s/>use of regex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9479.py</text:p>
          </table:table-cell>
          <table:table-cell office:value-type="string" calcext:value-type="string">
            <text:p><text:s/>use of regex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9479.py</text:p>
          </table:table-cell>
          <table:table-cell office:value-type="string" calcext:value-type="string">
            <text:p><text:s/>use of regex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9479.py</text:p>
          </table:table-cell>
          <table:table-cell office:value-type="string" calcext:value-type="string">
            <text:p><text:s/>use of regex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9479.py</text:p>
          </table:table-cell>
          <table:table-cell office:value-type="string" calcext:value-type="string">
            <text:p><text:s/>use of regex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8598.py</text:p>
          </table:table-cell>
          <table:table-cell office:value-type="string" calcext:value-type="string">
            <text:p><text:s/>use of regex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8598.py</text:p>
          </table:table-cell>
          <table:table-cell office:value-type="string" calcext:value-type="string">
            <text:p><text:s/>use of regex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8598.py</text:p>
          </table:table-cell>
          <table:table-cell office:value-type="string" calcext:value-type="string">
            <text:p><text:s/>use of regex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56558db372230e11891d97bff8c18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7152.py</text:p>
          </table:table-cell>
          <table:table-cell office:value-type="string" calcext:value-type="string">
            <text:p><text:s/>use of regex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18335.py</text:p>
          </table:table-cell>
          <table:table-cell office:value-type="string" calcext:value-type="string">
            <text:p><text:s/>use of regex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office:value-type="string" calcext:value-type="string">
            <text:p><text:s/>use of regex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office:value-type="string" calcext:value-type="string">
            <text:p><text:s/>use of regex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office:value-type="string" calcext:value-type="string">
            <text:p><text:s/>use of regex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office:value-type="string" calcext:value-type="string">
            <text:p><text:s/>use of regex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office:value-type="string" calcext:value-type="string">
            <text:p><text:s/>use of regex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office:value-type="string" calcext:value-type="string">
            <text:p><text:s/>use of regex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a67c684de482863b8c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3702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6650.py</text:p>
          </table:table-cell>
          <table:table-cell office:value-type="string" calcext:value-type="string">
            <text:p><text:s/>use of regex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6650.py</text:p>
          </table:table-cell>
          <table:table-cell office:value-type="string" calcext:value-type="string">
            <text:p><text:s/>use of regex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6650.py</text:p>
          </table:table-cell>
          <table:table-cell office:value-type="string" calcext:value-type="string">
            <text:p><text:s/>use of regex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0991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0991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0991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9908.py</text:p>
          </table:table-cell>
          <table:table-cell office:value-type="string" calcext:value-type="string">
            <text:p><text:s/>use of rege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9908.py</text:p>
          </table:table-cell>
          <table:table-cell office:value-type="string" calcext:value-type="string">
            <text:p><text:s/>use of rege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e731849eb1231e86d78f9dfeca3abc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3361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e6b6ed5d69b057e773.py</text:p>
          </table:table-cell>
          <table:table-cell office:value-type="string" calcext:value-type="string">
            <text:p><text:s/>use of regex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eb784ca13495378c6aee4e81eee5c.py</text:p>
          </table:table-cell>
          <table:table-cell office:value-type="string" calcext:value-type="string">
            <text:p><text:s/>use of regex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49c03968b2c83897a4a15c78980b18.py</text:p>
          </table:table-cell>
          <table:table-cell office:value-type="string" calcext:value-type="string">
            <text:p><text:s/>use of regex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59abbf30406ed1eb82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858.py</text:p>
          </table:table-cell>
          <table:table-cell office:value-type="string" calcext:value-type="string">
            <text:p><text:s/>use of regex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5129.py</text:p>
          </table:table-cell>
          <table:table-cell office:value-type="string" calcext:value-type="string">
            <text:p><text:s/>use of rege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9597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a609ee295c81c3cc202ecbe68752c.py</text:p>
          </table:table-cell>
          <table:table-cell office:value-type="string" calcext:value-type="string">
            <text:p><text:s/>use of regex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b8b13be086357018b9bb4ea3d581f1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3179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3179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3179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3179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3179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3462.py</text:p>
          </table:table-cell>
          <table:table-cell office:value-type="string" calcext:value-type="string">
            <text:p><text:s/>use of regex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3462.py</text:p>
          </table:table-cell>
          <table:table-cell office:value-type="string" calcext:value-type="string">
            <text:p><text:s/>use of regex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c3097f607a32f217178322bdf4e75.py</text:p>
          </table:table-cell>
          <table:table-cell office:value-type="string" calcext:value-type="string">
            <text:p><text:s/>use of regex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6476.py</text:p>
          </table:table-cell>
          <table:table-cell office:value-type="string" calcext:value-type="string">
            <text:p><text:s/>use of regex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a908471e38370f40d302b1cb1b41fb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a908471e38370f40d302b1cb1b41fb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c57da496aa8c702c1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c57da496aa8c702c1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11903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1977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regex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regex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regex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regex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regex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2897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2897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9669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9669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91678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0057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0057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72d7f994d192188970408980267e6e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72d7f994d192188970408980267e6e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72d7f994d192188970408980267e6e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c01d677ddd711c0ebf0da56c10879.py</text:p>
          </table:table-cell>
          <table:table-cell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c01d677ddd711c0ebf0da56c10879.py</text:p>
          </table:table-cell>
          <table:table-cell office:value-type="string" calcext:value-type="string">
            <text:p><text:s/>use of regex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c01d677ddd711c0ebf0da56c10879.py</text:p>
          </table:table-cell>
          <table:table-cell office:value-type="string" calcext:value-type="string">
            <text:p><text:s/>use of rege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c01d677ddd711c0ebf0da56c10879.py</text:p>
          </table:table-cell>
          <table:table-cell office:value-type="string" calcext:value-type="string">
            <text:p><text:s/>use of regex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1773.py</text:p>
          </table:table-cell>
          <table:table-cell office:value-type="string" calcext:value-type="string">
            <text:p><text:s/>use of regex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1773.py</text:p>
          </table:table-cell>
          <table:table-cell office:value-type="string" calcext:value-type="string">
            <text:p><text:s/>use of regex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1773.py</text:p>
          </table:table-cell>
          <table:table-cell office:value-type="string" calcext:value-type="string">
            <text:p><text:s/>use of regex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1773.py</text:p>
          </table:table-cell>
          <table:table-cell office:value-type="string" calcext:value-type="string">
            <text:p><text:s/>use of regex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5d283b0d279ea96c26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ad212a3b0571357e1b.py</text:p>
          </table:table-cell>
          <table:table-cell office:value-type="string" calcext:value-type="string">
            <text:p><text:s/>use of regex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6c7356ad82dd1cc70ad08e5542c82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6c7356ad82dd1cc70ad08e5542c82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82e704f810b4b96dda4188646256b.py</text:p>
          </table:table-cell>
          <table:table-cell office:value-type="string" calcext:value-type="string">
            <text:p><text:s/>use of regex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c575c5932b411b589a5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c7011ac30de27b9c5631f1bf418f0a1.py</text:p>
          </table:table-cell>
          <table:table-cell office:value-type="string" calcext:value-type="string">
            <text:p><text:s/>use of rege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cacbb7bb38cc3a6ab45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4a22e1854683c9c72d.py</text:p>
          </table:table-cell>
          <table:table-cell office:value-type="string" calcext:value-type="string">
            <text:p><text:s/>use of regex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4a22e1854683c9c72d.py</text:p>
          </table:table-cell>
          <table:table-cell office:value-type="string" calcext:value-type="string">
            <text:p><text:s/>use of regex</text:p>
          </table:table-cell>
          <table:table-cell office:value-type="float" office:value="713" calcext:value-type="float">
            <text:p>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0cbef7d50e8e7ef2d2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0cbef7d50e8e7ef2d2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0e9616d8dc6e66e60b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3470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5621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5621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39912.py</text:p>
          </table:table-cell>
          <table:table-cell office:value-type="string" calcext:value-type="string">
            <text:p><text:s/>use of rege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57736.py</text:p>
          </table:table-cell>
          <table:table-cell office:value-type="string" calcext:value-type="string">
            <text:p><text:s/>use of regex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eda05ca36ee9f9f190067538b0ae04.py</text:p>
          </table:table-cell>
          <table:table-cell office:value-type="string" calcext:value-type="string">
            <text:p><text:s/>use of regex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22eb9e4c0af8adeca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eee50b9aaebf387b380f70054575c5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50bde6bd296310e41ea5d018fce51.py</text:p>
          </table:table-cell>
          <table:table-cell office:value-type="string" calcext:value-type="string">
            <text:p><text:s/>use of regex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50bde6bd296310e41ea5d018fce51.py</text:p>
          </table:table-cell>
          <table:table-cell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6365.py</text:p>
          </table:table-cell>
          <table:table-cell office:value-type="string" calcext:value-type="string">
            <text:p><text:s/>use of rege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5357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97251.py</text:p>
          </table:table-cell>
          <table:table-cell office:value-type="string" calcext:value-type="string">
            <text:p><text:s/>use of regex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d1796bd2dd46b6aa52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d1796bd2dd46b6aa52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27539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01130.py</text:p>
          </table:table-cell>
          <table:table-cell office:value-type="string" calcext:value-type="string">
            <text:p><text:s/>use of regex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09e2d2b740ee1cfe3a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9773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9773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9773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9773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3115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3115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3115.py</text:p>
          </table:table-cell>
          <table:table-cell office:value-type="string" calcext:value-type="string">
            <text:p><text:s/>use of rege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3115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3115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85134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6512.py</text:p>
          </table:table-cell>
          <table:table-cell office:value-type="string" calcext:value-type="string">
            <text:p><text:s/>use of regex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785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69d09d37f18a70c9ec867b442ac52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69d09d37f18a70c9ec867b442ac52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69d09d37f18a70c9ec867b442ac52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69d09d37f18a70c9ec867b442ac52.py</text:p>
          </table:table-cell>
          <table:table-cell office:value-type="string" calcext:value-type="string">
            <text:p><text:s/>use of rege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5014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5014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1168.py</text:p>
          </table:table-cell>
          <table:table-cell office:value-type="string" calcext:value-type="string">
            <text:p><text:s/>use of regex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7445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555ecd29e53f2ef87a.py</text:p>
          </table:table-cell>
          <table:table-cell office:value-type="string" calcext:value-type="string">
            <text:p><text:s/>use of rege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098fb7348606b295a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098fb7348606b295a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2ada8bb5f0bf58e101096a6e06c81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8ce0f3e232e3daf5c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9875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9875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9875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98757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3898757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3898757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rege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43967812fdac788d56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43967812fdac788d56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43967812fdac788d56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43967812fdac788d56.py</text:p>
          </table:table-cell>
          <table:table-cell office:value-type="string" calcext:value-type="string">
            <text:p><text:s/>use of rege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43967812fdac788d56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4cbfa7b156555dd4b0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18193d6bea07bac37c.py</text:p>
          </table:table-cell>
          <table:table-cell office:value-type="string" calcext:value-type="string">
            <text:p><text:s/>use of regex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18193d6bea07bac37c.py</text:p>
          </table:table-cell>
          <table:table-cell office:value-type="string" calcext:value-type="string">
            <text:p><text:s/>use of regex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18193d6bea07bac37c.py</text:p>
          </table:table-cell>
          <table:table-cell office:value-type="string" calcext:value-type="string">
            <text:p><text:s/>use of regex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rege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regex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regex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regex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regex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regex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regex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5f34cc210e753b4b05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8d69363838ce0ac3b531bd0ee44fbd.py</text:p>
          </table:table-cell>
          <table:table-cell office:value-type="string" calcext:value-type="string">
            <text:p><text:s/>use of regex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dc080258fc53bcd3fa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dc080258fc53bcd3fa.py</text:p>
          </table:table-cell>
          <table:table-cell office:value-type="string" calcext:value-type="string">
            <text:p><text:s/>use of regex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6200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6200.py</text:p>
          </table:table-cell>
          <table:table-cell office:value-type="string" calcext:value-type="string">
            <text:p><text:s/>use of regex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0026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6735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6735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ce1cda9afd6a922fbe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ce1cda9afd6a922fbe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10923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0087.py</text:p>
          </table:table-cell>
          <table:table-cell office:value-type="string" calcext:value-type="string">
            <text:p><text:s/>use of regex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0087.py</text:p>
          </table:table-cell>
          <table:table-cell office:value-type="string" calcext:value-type="string">
            <text:p><text:s/>use of regex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9cb829de0fa88a75b3de287909fb49.py</text:p>
          </table:table-cell>
          <table:table-cell office:value-type="string" calcext:value-type="string">
            <text:p><text:s/>use of regex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9cb829de0fa88a75b3de287909fb49.py</text:p>
          </table:table-cell>
          <table:table-cell office:value-type="string" calcext:value-type="string">
            <text:p><text:s/>use of reg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9cb829de0fa88a75b3de287909fb49.py</text:p>
          </table:table-cell>
          <table:table-cell office:value-type="string" calcext:value-type="string">
            <text:p><text:s/>use of rege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84303cf6a7ef19dc3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65814.py</text:p>
          </table:table-cell>
          <table:table-cell office:value-type="string" calcext:value-type="string">
            <text:p><text:s/>use of regex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61572.py</text:p>
          </table:table-cell>
          <table:table-cell office:value-type="string" calcext:value-type="string">
            <text:p><text:s/>use of regex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1462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7178.py</text:p>
          </table:table-cell>
          <table:table-cell office:value-type="string" calcext:value-type="string">
            <text:p><text:s/>use of regex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5147.py</text:p>
          </table:table-cell>
          <table:table-cell office:value-type="string" calcext:value-type="string">
            <text:p><text:s/>use of regex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7c36f35e21d1322ce320d8a05ba7e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760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661.py</text:p>
          </table:table-cell>
          <table:table-cell office:value-type="string" calcext:value-type="string">
            <text:p><text:s/>use of regex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d5a60b3bbc5f110a96.py</text:p>
          </table:table-cell>
          <table:table-cell office:value-type="string" calcext:value-type="string">
            <text:p><text:s/>use of rege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706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706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1073.py</text:p>
          </table:table-cell>
          <table:table-cell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5221.py</text:p>
          </table:table-cell>
          <table:table-cell office:value-type="string" calcext:value-type="string">
            <text:p><text:s/>use of rege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5221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89.py</text:p>
          </table:table-cell>
          <table:table-cell office:value-type="string" calcext:value-type="string">
            <text:p><text:s/>use of regex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88471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501fc99acb75852756a4d1dfc8ca3d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c603b56399918bfb54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c603b56399918bfb54.py</text:p>
          </table:table-cell>
          <table:table-cell office:value-type="string" calcext:value-type="string">
            <text:p><text:s/>use of rege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88954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4798.py</text:p>
          </table:table-cell>
          <table:table-cell office:value-type="string" calcext:value-type="string">
            <text:p><text:s/>use of regex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2987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2987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76787.py</text:p>
          </table:table-cell>
          <table:table-cell office:value-type="string" calcext:value-type="string">
            <text:p><text:s/>use of regex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76787.py</text:p>
          </table:table-cell>
          <table:table-cell office:value-type="string" calcext:value-type="string">
            <text:p><text:s/>use of regex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82837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96795.py</text:p>
          </table:table-cell>
          <table:table-cell office:value-type="string" calcext:value-type="string">
            <text:p><text:s/>use of rege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01ff823bef4b5eae52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11181.py</text:p>
          </table:table-cell>
          <table:table-cell office:value-type="string" calcext:value-type="string">
            <text:p><text:s/>use of regex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62033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88218.py</text:p>
          </table:table-cell>
          <table:table-cell office:value-type="string" calcext:value-type="string">
            <text:p><text:s/>use of regex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939.py</text:p>
          </table:table-cell>
          <table:table-cell office:value-type="string" calcext:value-type="string">
            <text:p><text:s/>use of regex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38033.py</text:p>
          </table:table-cell>
          <table:table-cell office:value-type="string" calcext:value-type="string">
            <text:p><text:s/>use of rege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2494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9e059335d6efbae709e567ed081799.py</text:p>
          </table:table-cell>
          <table:table-cell office:value-type="string" calcext:value-type="string">
            <text:p><text:s/>use of regex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24036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37082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cec23a46f437b1dc4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3610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3610.py</text:p>
          </table:table-cell>
          <table:table-cell office:value-type="string" calcext:value-type="string">
            <text:p><text:s/>use of regex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05160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50699.py</text:p>
          </table:table-cell>
          <table:table-cell office:value-type="string" calcext:value-type="string">
            <text:p><text:s/>use of regex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8957.py</text:p>
          </table:table-cell>
          <table:table-cell office:value-type="string" calcext:value-type="string">
            <text:p><text:s/>use of regex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60363.py</text:p>
          </table:table-cell>
          <table:table-cell office:value-type="string" calcext:value-type="string">
            <text:p><text:s/>use of rege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4830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5089.py</text:p>
          </table:table-cell>
          <table:table-cell office:value-type="string" calcext:value-type="string">
            <text:p><text:s/>use of rege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1638e8057d2ae77d08c11785640443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34469.py</text:p>
          </table:table-cell>
          <table:table-cell office:value-type="string" calcext:value-type="string">
            <text:p><text:s/>use of rege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61d36b3db9a9b15970f974de416e59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74460.py</text:p>
          </table:table-cell>
          <table:table-cell office:value-type="string" calcext:value-type="string">
            <text:p><text:s/>use of reg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74460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81137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81137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0450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822386806c9ae9199b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822386806c9ae9199b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822386806c9ae9199b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e00f6129725e9b4404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7421b8ba0417e3007daab1968e92ac.py</text:p>
          </table:table-cell>
          <table:table-cell office:value-type="string" calcext:value-type="string">
            <text:p><text:s/>use of regex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82d57c915efafa769f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82d57c915efafa769f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82d57c915efafa769f.py</text:p>
          </table:table-cell>
          <table:table-cell office:value-type="string" calcext:value-type="string">
            <text:p><text:s/>use of regex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f256b69a07a43f978b4.py</text:p>
          </table:table-cell>
          <table:table-cell office:value-type="string" calcext:value-type="string">
            <text:p><text:s/>use of rege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f256b69a07a43f978b4.py</text:p>
          </table:table-cell>
          <table:table-cell office:value-type="string" calcext:value-type="string">
            <text:p><text:s/>use of regex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f256b69a07a43f978b4.py</text:p>
          </table:table-cell>
          <table:table-cell office:value-type="string" calcext:value-type="string">
            <text:p><text:s/>use of regex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389590dd7d3ca238e0.py</text:p>
          </table:table-cell>
          <table:table-cell office:value-type="string" calcext:value-type="string">
            <text:p><text:s/>use of regex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58893.py</text:p>
          </table:table-cell>
          <table:table-cell office:value-type="string" calcext:value-type="string">
            <text:p><text:s/>use of regex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58893.py</text:p>
          </table:table-cell>
          <table:table-cell office:value-type="string" calcext:value-type="string">
            <text:p><text:s/>use of regex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263ce1fb59fda08656be7369ce329b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58745.py</text:p>
          </table:table-cell>
          <table:table-cell office:value-type="string" calcext:value-type="string">
            <text:p><text:s/>use of regex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90319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07592.py</text:p>
          </table:table-cell>
          <table:table-cell office:value-type="string" calcext:value-type="string">
            <text:p><text:s/>use of regex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76196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76196.py</text:p>
          </table:table-cell>
          <table:table-cell office:value-type="string" calcext:value-type="string">
            <text:p><text:s/>use of rege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8aca3fc4314290af59110d0602f86e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8aca3fc4314290af59110d0602f86e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1d5e3ca0bb9c1d8bd1.py</text:p>
          </table:table-cell>
          <table:table-cell office:value-type="string" calcext:value-type="string">
            <text:p><text:s/>use of regex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21651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21651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21651.py</text:p>
          </table:table-cell>
          <table:table-cell office:value-type="string" calcext:value-type="string">
            <text:p><text:s/>use of rege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38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38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87375.py</text:p>
          </table:table-cell>
          <table:table-cell office:value-type="string" calcext:value-type="string">
            <text:p><text:s/>use of rege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06487.py</text:p>
          </table:table-cell>
          <table:table-cell office:value-type="string" calcext:value-type="string">
            <text:p><text:s/>use of regex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06487.py</text:p>
          </table:table-cell>
          <table:table-cell office:value-type="string" calcext:value-type="string">
            <text:p><text:s/>use of regex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3181.py</text:p>
          </table:table-cell>
          <table:table-cell office:value-type="string" calcext:value-type="string">
            <text:p><text:s/>use of regex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34526.py</text:p>
          </table:table-cell>
          <table:table-cell office:value-type="string" calcext:value-type="string">
            <text:p><text:s/>use of regex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91093.py</text:p>
          </table:table-cell>
          <table:table-cell office:value-type="string" calcext:value-type="string">
            <text:p><text:s/>use of regex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91093.py</text:p>
          </table:table-cell>
          <table:table-cell office:value-type="string" calcext:value-type="string">
            <text:p><text:s/>use of rege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4110.py</text:p>
          </table:table-cell>
          <table:table-cell office:value-type="string" calcext:value-type="string">
            <text:p><text:s/>use of regex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9305.py</text:p>
          </table:table-cell>
          <table:table-cell office:value-type="string" calcext:value-type="string">
            <text:p><text:s/>use of regex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d775066334dc024c24.py</text:p>
          </table:table-cell>
          <table:table-cell office:value-type="string" calcext:value-type="string">
            <text:p><text:s/>use of regex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d775066334dc024c24.py</text:p>
          </table:table-cell>
          <table:table-cell office:value-type="string" calcext:value-type="string">
            <text:p><text:s/>use of regex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80761.py</text:p>
          </table:table-cell>
          <table:table-cell office:value-type="string" calcext:value-type="string">
            <text:p><text:s/>use of regex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91219.py</text:p>
          </table:table-cell>
          <table:table-cell office:value-type="string" calcext:value-type="string">
            <text:p><text:s/>use of regex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96671.py</text:p>
          </table:table-cell>
          <table:table-cell office:value-type="string" calcext:value-type="string">
            <text:p><text:s/>use of regex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96671.py</text:p>
          </table:table-cell>
          <table:table-cell office:value-type="string" calcext:value-type="string">
            <text:p><text:s/>use of regex</text:p>
          </table:table-cell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a473f00ce434fffd5b.py</text:p>
          </table:table-cell>
          <table:table-cell office:value-type="string" calcext:value-type="string">
            <text:p><text:s/>use of regex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a473f00ce434fffd5b.py</text:p>
          </table:table-cell>
          <table:table-cell office:value-type="string" calcext:value-type="string">
            <text:p><text:s/>use of regex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a473f00ce434fffd5b.py</text:p>
          </table:table-cell>
          <table:table-cell office:value-type="string" calcext:value-type="string">
            <text:p><text:s/>use of regex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dcd7c363330a8391dbe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554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554.py</text:p>
          </table:table-cell>
          <table:table-cell office:value-type="string" calcext:value-type="string">
            <text:p><text:s/>use of regex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61016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61016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rege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regex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regex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b2f24b6d2ff6ffde1597f1ca2dea3f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e72417af260ac17bb0d878e9ea1f52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81407.py</text:p>
          </table:table-cell>
          <table:table-cell office:value-type="string" calcext:value-type="string">
            <text:p><text:s/>use of regex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81407.py</text:p>
          </table:table-cell>
          <table:table-cell office:value-type="string" calcext:value-type="string">
            <text:p><text:s/>use of regex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a6c635646545ed7c3c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2164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5375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5375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44770e7647855ac9d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88.py</text:p>
          </table:table-cell>
          <table:table-cell office:value-type="string" calcext:value-type="string">
            <text:p><text:s/>use of regex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88.py</text:p>
          </table:table-cell>
          <table:table-cell office:value-type="string" calcext:value-type="string">
            <text:p><text:s/>use of regex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96.py</text:p>
          </table:table-cell>
          <table:table-cell office:value-type="string" calcext:value-type="string">
            <text:p><text:s/>use of regex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96.py</text:p>
          </table:table-cell>
          <table:table-cell office:value-type="string" calcext:value-type="string">
            <text:p><text:s/>use of regex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96.py</text:p>
          </table:table-cell>
          <table:table-cell office:value-type="string" calcext:value-type="string">
            <text:p><text:s/>use of regex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96.py</text:p>
          </table:table-cell>
          <table:table-cell office:value-type="string" calcext:value-type="string">
            <text:p><text:s/>use of regex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96.py</text:p>
          </table:table-cell>
          <table:table-cell office:value-type="string" calcext:value-type="string">
            <text:p><text:s/>use of regex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467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467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85de10f12d8e6af9.py</text:p>
          </table:table-cell>
          <table:table-cell office:value-type="string" calcext:value-type="string">
            <text:p><text:s/>use of regex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85de10f12d8e6af9.py</text:p>
          </table:table-cell>
          <table:table-cell office:value-type="string" calcext:value-type="string">
            <text:p><text:s/>use of regex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85de10f12d8e6af9.py</text:p>
          </table:table-cell>
          <table:table-cell office:value-type="string" calcext:value-type="string">
            <text:p><text:s/>use of regex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85de10f12d8e6af9.py</text:p>
          </table:table-cell>
          <table:table-cell office:value-type="string" calcext:value-type="string">
            <text:p><text:s/>use of regex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85de10f12d8e6af9.py</text:p>
          </table:table-cell>
          <table:table-cell office:value-type="string" calcext:value-type="string">
            <text:p><text:s/>use of regex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8430.py</text:p>
          </table:table-cell>
          <table:table-cell office:value-type="string" calcext:value-type="string">
            <text:p><text:s/>use of rege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d258d6ffb6e15f395c.py</text:p>
          </table:table-cell>
          <table:table-cell office:value-type="string" calcext:value-type="string">
            <text:p><text:s/>use of regex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25935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3403.py</text:p>
          </table:table-cell>
          <table:table-cell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526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526.py</text:p>
          </table:table-cell>
          <table:table-cell office:value-type="string" calcext:value-type="string">
            <text:p><text:s/>use of rege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877c8f262de24becc081ad96759730.py</text:p>
          </table:table-cell>
          <table:table-cell office:value-type="string" calcext:value-type="string">
            <text:p><text:s/>use of regex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1dabe22b34d59728bddcf87b26cf54.py</text:p>
          </table:table-cell>
          <table:table-cell office:value-type="string" calcext:value-type="string">
            <text:p><text:s/>use of regex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1dabe22b34d59728bddcf87b26cf54.py</text:p>
          </table:table-cell>
          <table:table-cell office:value-type="string" calcext:value-type="string">
            <text:p><text:s/>use of regex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26aa6f67ae3cbbd9c61efdf37b8c88.py</text:p>
          </table:table-cell>
          <table:table-cell office:value-type="string" calcext:value-type="string">
            <text:p><text:s/>use of regex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8262.py</text:p>
          </table:table-cell>
          <table:table-cell office:value-type="string" calcext:value-type="string">
            <text:p><text:s/>use of reg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85684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0721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75807.py</text:p>
          </table:table-cell>
          <table:table-cell office:value-type="string" calcext:value-type="string">
            <text:p><text:s/>use of regex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a56a1253355c0f4442d.py</text:p>
          </table:table-cell>
          <table:table-cell office:value-type="string" calcext:value-type="string">
            <text:p><text:s/>use of regex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a56a1253355c0f4442d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ade9bbe4cb46e3cc1b8.py</text:p>
          </table:table-cell>
          <table:table-cell office:value-type="string" calcext:value-type="string">
            <text:p><text:s/>use of regex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9d2c12a9c84913ed49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d794314972855dc4b5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d794314972855dc4b5.py</text:p>
          </table:table-cell>
          <table:table-cell office:value-type="string" calcext:value-type="string">
            <text:p><text:s/>use of regex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c1d2d753ddb522e7bc22511cfb08676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dbcaa7c22297fe1b303.py</text:p>
          </table:table-cell>
          <table:table-cell office:value-type="string" calcext:value-type="string">
            <text:p><text:s/>use of rege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dbcaa7c22297fe1b303.py</text:p>
          </table:table-cell>
          <table:table-cell office:value-type="string" calcext:value-type="string">
            <text:p><text:s/>use of regex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dbcaa7c22297fe1b303.py</text:p>
          </table:table-cell>
          <table:table-cell office:value-type="string" calcext:value-type="string">
            <text:p><text:s/>use of regex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10efd98e93af94445e250c6d8d2bd0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1737a750d8246d325e.py</text:p>
          </table:table-cell>
          <table:table-cell office:value-type="string" calcext:value-type="string">
            <text:p><text:s/>use of regex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1737a750d8246d325e.py</text:p>
          </table:table-cell>
          <table:table-cell office:value-type="string" calcext:value-type="string">
            <text:p><text:s/>use of regex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1737a750d8246d325e.py</text:p>
          </table:table-cell>
          <table:table-cell office:value-type="string" calcext:value-type="string">
            <text:p><text:s/>use of regex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79c85c8883268660bd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96192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b4b93baa5b33ed25e1823d3494f0a8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1481.py</text:p>
          </table:table-cell>
          <table:table-cell office:value-type="string" calcext:value-type="string">
            <text:p><text:s/>use of rege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1481.py</text:p>
          </table:table-cell>
          <table:table-cell office:value-type="string" calcext:value-type="string">
            <text:p><text:s/>use of rege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1481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515c19eca1d4afaa57051a894b5c5d.py</text:p>
          </table:table-cell>
          <table:table-cell office:value-type="string" calcext:value-type="string">
            <text:p><text:s/>use of rege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84292.py</text:p>
          </table:table-cell>
          <table:table-cell office:value-type="string" calcext:value-type="string">
            <text:p><text:s/>use of regex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85680.py</text:p>
          </table:table-cell>
          <table:table-cell office:value-type="string" calcext:value-type="string">
            <text:p><text:s/>use of regex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85680.py</text:p>
          </table:table-cell>
          <table:table-cell office:value-type="string" calcext:value-type="string">
            <text:p><text:s/>use of regex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85680.py</text:p>
          </table:table-cell>
          <table:table-cell office:value-type="string" calcext:value-type="string">
            <text:p><text:s/>use of regex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85680.py</text:p>
          </table:table-cell>
          <table:table-cell office:value-type="string" calcext:value-type="string">
            <text:p><text:s/>use of rege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89612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0312.py</text:p>
          </table:table-cell>
          <table:table-cell office:value-type="string" calcext:value-type="string">
            <text:p><text:s/>use of regex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8560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8560.py</text:p>
          </table:table-cell>
          <table:table-cell office:value-type="string" calcext:value-type="string">
            <text:p><text:s/>use of rege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8560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8560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8560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d536af9461eb26d7a19ff73a7391c2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763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59816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6696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8541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8541.py</text:p>
          </table:table-cell>
          <table:table-cell office:value-type="string" calcext:value-type="string">
            <text:p><text:s/>use of regex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8541.py</text:p>
          </table:table-cell>
          <table:table-cell office:value-type="string" calcext:value-type="string">
            <text:p><text:s/>use of regex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8541.py</text:p>
          </table:table-cell>
          <table:table-cell office:value-type="string" calcext:value-type="string">
            <text:p><text:s/>use of regex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9335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84b35dd347eb6b92dc6995fa58792a69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b35dd347eb6b92dc6995fa58792a69.py</text:p>
          </table:table-cell>
          <table:table-cell office:value-type="string" calcext:value-type="string">
            <text:p><text:s/>use of rege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07301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a00fbeadf9f5affdd9851d3c23d329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59759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95db3337c655752c90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8695db3337c655752c90.py</text:p>
          </table:table-cell>
          <table:table-cell office:value-type="string" calcext:value-type="string">
            <text:p><text:s/>use of rege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8695db3337c655752c90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8695db3337c655752c90.py</text:p>
          </table:table-cell>
          <table:table-cell office:value-type="string" calcext:value-type="string">
            <text:p><text:s/>use of regex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8695db3337c655752c90.py</text:p>
          </table:table-cell>
          <table:table-cell office:value-type="string" calcext:value-type="string">
            <text:p><text:s/>use of regex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8777429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57.py</text:p>
          </table:table-cell>
          <table:table-cell office:value-type="string" calcext:value-type="string">
            <text:p><text:s/>use of reg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57.py</text:p>
          </table:table-cell>
          <table:table-cell office:value-type="string" calcext:value-type="string">
            <text:p><text:s/>use of rege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57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19" calcext:value-type="float">
            <text:p>1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46" calcext:value-type="float">
            <text:p>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57" calcext:value-type="float">
            <text:p>1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67" calcext:value-type="float">
            <text:p>1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76" calcext:value-type="float">
            <text:p>1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276" calcext:value-type="float">
            <text:p>1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292" calcext:value-type="float">
            <text:p>1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297" calcext:value-type="float">
            <text:p>1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299" calcext:value-type="float">
            <text:p>1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309" calcext:value-type="float">
            <text:p>1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319" calcext:value-type="float">
            <text:p>1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328" calcext:value-type="float">
            <text:p>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629" calcext:value-type="float">
            <text:p>1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708" calcext:value-type="float">
            <text:p>1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777" calcext:value-type="float">
            <text:p>1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919" calcext:value-type="float">
            <text:p>1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2039" calcext:value-type="float">
            <text:p>2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2122" calcext:value-type="float">
            <text:p>2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2123" calcext:value-type="float">
            <text:p>2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2461" calcext:value-type="float">
            <text:p>2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2b6cb00f786c2caab65b1a51f4e847.py</text:p>
          </table:table-cell>
          <table:table-cell office:value-type="string" calcext:value-type="string">
            <text:p><text:s/>use of regex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regex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3913358a7996eab9b96bd57fc59df2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3913358a7996eab9b96bd57fc59df2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bf18a6a79f5dbe3f4.py</text:p>
          </table:table-cell>
          <table:table-cell office:value-type="string" calcext:value-type="string">
            <text:p><text:s/>use of regex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bf18a6a79f5dbe3f4.py</text:p>
          </table:table-cell>
          <table:table-cell office:value-type="string" calcext:value-type="string">
            <text:p><text:s/>use of regex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bf18a6a79f5dbe3f4.py</text:p>
          </table:table-cell>
          <table:table-cell office:value-type="string" calcext:value-type="string">
            <text:p><text:s/>use of regex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bf18a6a79f5dbe3f4.py</text:p>
          </table:table-cell>
          <table:table-cell office:value-type="string" calcext:value-type="string">
            <text:p><text:s/>use of regex</text:p>
          </table:table-cell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bf18a6a79f5dbe3f4.py</text:p>
          </table:table-cell>
          <table:table-cell office:value-type="string" calcext:value-type="string">
            <text:p><text:s/>use of regex</text:p>
          </table:table-cell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bf18a6a79f5dbe3f4.py</text:p>
          </table:table-cell>
          <table:table-cell office:value-type="string" calcext:value-type="string">
            <text:p><text:s/>use of regex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44787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d2f5d07c2a36320e48.py</text:p>
          </table:table-cell>
          <table:table-cell office:value-type="string" calcext:value-type="string">
            <text:p><text:s/>use of regex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d2f5d07c2a36320e48.py</text:p>
          </table:table-cell>
          <table:table-cell office:value-type="string" calcext:value-type="string">
            <text:p><text:s/>use of regex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d2f5d07c2a36320e48.py</text:p>
          </table:table-cell>
          <table:table-cell office:value-type="string" calcext:value-type="string">
            <text:p><text:s/>use of regex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d2f5d07c2a36320e48.py</text:p>
          </table:table-cell>
          <table:table-cell office:value-type="string" calcext:value-type="string">
            <text:p><text:s/>use of regex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d2f5d07c2a36320e48.py</text:p>
          </table:table-cell>
          <table:table-cell office:value-type="string" calcext:value-type="string">
            <text:p><text:s/>use of regex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d2f5d07c2a36320e48.py</text:p>
          </table:table-cell>
          <table:table-cell office:value-type="string" calcext:value-type="string">
            <text:p><text:s/>use of regex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fa9b990e46b6b624704e9a1c7495c8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fa9b990e46b6b624704e9a1c7495c8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fa9b990e46b6b624704e9a1c7495c8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91836.py</text:p>
          </table:table-cell>
          <table:table-cell office:value-type="string" calcext:value-type="string">
            <text:p><text:s/>use of regex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09999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37378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9140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9140.py</text:p>
          </table:table-cell>
          <table:table-cell office:value-type="string" calcext:value-type="string">
            <text:p><text:s/>use of rege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97410.py</text:p>
          </table:table-cell>
          <table:table-cell office:value-type="string" calcext:value-type="string">
            <text:p><text:s/>use of rege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97410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97410.py</text:p>
          </table:table-cell>
          <table:table-cell office:value-type="string" calcext:value-type="string">
            <text:p><text:s/>use of rege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4580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9478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9478.py</text:p>
          </table:table-cell>
          <table:table-cell office:value-type="string" calcext:value-type="string">
            <text:p><text:s/>use of rege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6145752a649054bd50.py</text:p>
          </table:table-cell>
          <table:table-cell office:value-type="string" calcext:value-type="string">
            <text:p><text:s/>use of rege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01190.py</text:p>
          </table:table-cell>
          <table:table-cell office:value-type="string" calcext:value-type="string">
            <text:p><text:s/>use of regex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471ce386a4956b49966f97f9d98af4.py</text:p>
          </table:table-cell>
          <table:table-cell office:value-type="string" calcext:value-type="string">
            <text:p><text:s/>use of regex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471ce386a4956b49966f97f9d98af4.py</text:p>
          </table:table-cell>
          <table:table-cell office:value-type="string" calcext:value-type="string">
            <text:p><text:s/>use of regex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49532644540b5b798308f66699ef67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49532644540b5b798308f66699ef67.py</text:p>
          </table:table-cell>
          <table:table-cell office:value-type="string" calcext:value-type="string">
            <text:p><text:s/>use of rege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a329f6d12f17b4760373b1cf3b92e9.py</text:p>
          </table:table-cell>
          <table:table-cell office:value-type="string" calcext:value-type="string">
            <text:p><text:s/>use of rege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a329f6d12f17b4760373b1cf3b92e9.py</text:p>
          </table:table-cell>
          <table:table-cell office:value-type="string" calcext:value-type="string">
            <text:p><text:s/>use of regex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0832.py</text:p>
          </table:table-cell>
          <table:table-cell office:value-type="string" calcext:value-type="string">
            <text:p><text:s/>use of rege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2677.py</text:p>
          </table:table-cell>
          <table:table-cell office:value-type="string" calcext:value-type="string">
            <text:p><text:s/>use of reg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2677.py</text:p>
          </table:table-cell>
          <table:table-cell office:value-type="string" calcext:value-type="string">
            <text:p><text:s/>use of rege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35685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5251c90e531347fee7.py</text:p>
          </table:table-cell>
          <table:table-cell office:value-type="string" calcext:value-type="string">
            <text:p><text:s/>use of rege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41048.py</text:p>
          </table:table-cell>
          <table:table-cell office:value-type="string" calcext:value-type="string">
            <text:p><text:s/>use of rege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91346.py</text:p>
          </table:table-cell>
          <table:table-cell office:value-type="string" calcext:value-type="string">
            <text:p><text:s/>use of regex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72970.py</text:p>
          </table:table-cell>
          <table:table-cell office:value-type="string" calcext:value-type="string">
            <text:p><text:s/>use of regex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83048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83048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83048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83048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9228.py</text:p>
          </table:table-cell>
          <table:table-cell office:value-type="string" calcext:value-type="string">
            <text:p><text:s/>use of rege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9228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cb4a25b622479e7dc3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a0198264e6b4890914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a0198264e6b4890914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a0198264e6b4890914.py</text:p>
          </table:table-cell>
          <table:table-cell office:value-type="string" calcext:value-type="string">
            <text:p><text:s/>use of regex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e3d2aa4930ecd8e536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c4d012d6fff059ccea7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cfb8246e3f138910d1d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4ea9b04b223de02c7a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6477775f18c11b4517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12d211c110ff3855d.py</text:p>
          </table:table-cell>
          <table:table-cell office:value-type="string" calcext:value-type="string">
            <text:p><text:s/>use of regex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12d211c110ff3855d.py</text:p>
          </table:table-cell>
          <table:table-cell office:value-type="string" calcext:value-type="string">
            <text:p><text:s/>use of regex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0ae638601d2fac476e.py</text:p>
          </table:table-cell>
          <table:table-cell office:value-type="string" calcext:value-type="string">
            <text:p><text:s/>use of regex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8b50e46f01dc7ac96d.py</text:p>
          </table:table-cell>
          <table:table-cell office:value-type="string" calcext:value-type="string">
            <text:p><text:s/>use of regex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8b50e46f01dc7ac96d.py</text:p>
          </table:table-cell>
          <table:table-cell office:value-type="string" calcext:value-type="string">
            <text:p><text:s/>use of rege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56d36f4eab8daf2180.py</text:p>
          </table:table-cell>
          <table:table-cell office:value-type="string" calcext:value-type="string">
            <text:p><text:s/>use of regex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eb692e5a0af7cc266b.py</text:p>
          </table:table-cell>
          <table:table-cell office:value-type="string" calcext:value-type="string">
            <text:p><text:s/>use of regex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regex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6b412988cbf5216aa5c48b1cf439c4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967e0587d6e01e889fd1d776c5f3729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24d81a892ac3d0593b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41e8ba5922c6ade176d343ab31c708.py</text:p>
          </table:table-cell>
          <table:table-cell office:value-type="string" calcext:value-type="string">
            <text:p><text:s/>use of regex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b41e8ba5922c6ade176d343ab31c708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41e8ba5922c6ade176d343ab31c708.py</text:p>
          </table:table-cell>
          <table:table-cell office:value-type="string" calcext:value-type="string">
            <text:p><text:s/>use of regex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b4324027bb13c63e9c0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798840dce182627b6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9407297ec9bb6c507a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2bac4b48f780bee77b.py</text:p>
          </table:table-cell>
          <table:table-cell office:value-type="string" calcext:value-type="string">
            <text:p><text:s/>use of regex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2bac4b48f780bee77b.py</text:p>
          </table:table-cell>
          <table:table-cell office:value-type="string" calcext:value-type="string">
            <text:p><text:s/>use of regex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2bac4b48f780bee77b.py</text:p>
          </table:table-cell>
          <table:table-cell office:value-type="string" calcext:value-type="string">
            <text:p><text:s/>use of regex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2bac4b48f780bee77b.py</text:p>
          </table:table-cell>
          <table:table-cell office:value-type="string" calcext:value-type="string">
            <text:p><text:s/>use of regex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cd5963be76ad5d7a13eed4ad7d8675.py</text:p>
          </table:table-cell>
          <table:table-cell office:value-type="string" calcext:value-type="string">
            <text:p><text:s/>use of regex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c12c380569b1a1262ecd77728d0647.py</text:p>
          </table:table-cell>
          <table:table-cell office:value-type="string" calcext:value-type="string">
            <text:p><text:s/>use of regex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c12c380569b1a1262ecd77728d0647.py</text:p>
          </table:table-cell>
          <table:table-cell office:value-type="string" calcext:value-type="string">
            <text:p><text:s/>use of regex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c12c380569b1a1262ecd77728d0647.py</text:p>
          </table:table-cell>
          <table:table-cell office:value-type="string" calcext:value-type="string">
            <text:p><text:s/>use of regex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328a89d4dc9526f39e5871ec138d01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e374d172bbe3e6130f6849e7bd6c13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e374d172bbe3e6130f6849e7bd6c13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c6c644dff1c07891c698f0a527a890.py</text:p>
          </table:table-cell>
          <table:table-cell office:value-type="string" calcext:value-type="string">
            <text:p><text:s/>use of regex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1aeb49abb53408d53cd58f94d4408e.py</text:p>
          </table:table-cell>
          <table:table-cell office:value-type="string" calcext:value-type="string">
            <text:p><text:s/>use of rege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1aeb49abb53408d53cd58f94d4408e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0940f7988774e2822d.py</text:p>
          </table:table-cell>
          <table:table-cell office:value-type="string" calcext:value-type="string">
            <text:p><text:s/>use of regex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33d000e18b47d4656.py</text:p>
          </table:table-cell>
          <table:table-cell office:value-type="string" calcext:value-type="string">
            <text:p><text:s/>use of regex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a540563e0774489ceafb3156b318a2.py</text:p>
          </table:table-cell>
          <table:table-cell office:value-type="string" calcext:value-type="string">
            <text:p><text:s/>use of regex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a540563e0774489ceafb3156b318a2.py</text:p>
          </table:table-cell>
          <table:table-cell office:value-type="string" calcext:value-type="string">
            <text:p><text:s/>use of regex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a540563e0774489ceafb3156b318a2.py</text:p>
          </table:table-cell>
          <table:table-cell office:value-type="string" calcext:value-type="string">
            <text:p><text:s/>use of regex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bb640dfa73116a0f9eec73e9046e49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bb640dfa73116a0f9eec73e9046e49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e9a91256c9c5db1676aa3c240531cf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0e24454ee353d3c123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f22760a0a2ab411ff827178b2be86d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5d8157a8fa5a4a046e.py</text:p>
          </table:table-cell>
          <table:table-cell office:value-type="string" calcext:value-type="string">
            <text:p><text:s/>use of regex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16d2a331f105f3928cc6a959ecd854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66e8b8ccf5bef2cdae.py</text:p>
          </table:table-cell>
          <table:table-cell office:value-type="string" calcext:value-type="string">
            <text:p><text:s/>use of regex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9a1a7c969c06eaae8b.py</text:p>
          </table:table-cell>
          <table:table-cell office:value-type="string" calcext:value-type="string">
            <text:p><text:s/>use of regex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0d5e8ac8f8effe90e71b8ccf76ebf4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0d5e8ac8f8effe90e71b8ccf76ebf4.py</text:p>
          </table:table-cell>
          <table:table-cell office:value-type="string" calcext:value-type="string">
            <text:p><text:s/>use of regex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0d5e8ac8f8effe90e71b8ccf76ebf4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0d5e8ac8f8effe90e71b8ccf76ebf4.py</text:p>
          </table:table-cell>
          <table:table-cell office:value-type="string" calcext:value-type="string">
            <text:p><text:s/>use of rege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452963fb0570fb461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351610477840bbbb72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9926abee9e8fd5c799e03a8a64a03b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8c9c548a5a761be7ae6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e679ebfeb9748e8e55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77b0ac29aa1dfa4437.py</text:p>
          </table:table-cell>
          <table:table-cell office:value-type="string" calcext:value-type="string">
            <text:p><text:s/>use of regex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77b0ac29aa1dfa4437.py</text:p>
          </table:table-cell>
          <table:table-cell office:value-type="string" calcext:value-type="string">
            <text:p><text:s/>use of regex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8c64066213fdd2d7cc.py</text:p>
          </table:table-cell>
          <table:table-cell office:value-type="string" calcext:value-type="string">
            <text:p><text:s/>use of rege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43cc6687e737d982d3d1c56472c6b9.py</text:p>
          </table:table-cell>
          <table:table-cell office:value-type="string" calcext:value-type="string">
            <text:p><text:s/>use of regex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8f308ad99c2f5afb8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a03a3b5d7059d6ea08e96833ccbe7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a03a3b5d7059d6ea08e96833ccbe7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a03a3b5d7059d6ea08e96833ccbe7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a03a3b5d7059d6ea08e96833ccbe7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a03a3b5d7059d6ea08e96833ccbe7.py</text:p>
          </table:table-cell>
          <table:table-cell office:value-type="string" calcext:value-type="string">
            <text:p><text:s/>use of regex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3335ee46ab9f650b19885e8ade6c7a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26a7a2663f00ca16d8d2558815e9a6.py</text:p>
          </table:table-cell>
          <table:table-cell office:value-type="string" calcext:value-type="string">
            <text:p><text:s/>use of rege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9c6065531ef73cd0a7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623245b95817b7b204.py</text:p>
          </table:table-cell>
          <table:table-cell office:value-type="string" calcext:value-type="string">
            <text:p><text:s/>use of regex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623245b95817b7b204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623245b95817b7b204.py</text:p>
          </table:table-cell>
          <table:table-cell office:value-type="string" calcext:value-type="string">
            <text:p><text:s/>use of regex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623245b95817b7b204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f73fffb240b8d4e8f.py</text:p>
          </table:table-cell>
          <table:table-cell office:value-type="string" calcext:value-type="string">
            <text:p><text:s/>use of regex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433ebba20c92b63111.py</text:p>
          </table:table-cell>
          <table:table-cell office:value-type="string" calcext:value-type="string">
            <text:p><text:s/>use of regex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e8f052c378f8a0a3a9.py</text:p>
          </table:table-cell>
          <table:table-cell office:value-type="string" calcext:value-type="string">
            <text:p><text:s/>use of rege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1d6a6ccaa960964ac4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428c058142b86bb9db.py</text:p>
          </table:table-cell>
          <table:table-cell office:value-type="string" calcext:value-type="string">
            <text:p><text:s/>use of regex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6a808c1e1c382ec567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8b0a48983b9f7a8d01cbc0651e43d1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8b0a48983b9f7a8d01cbc0651e43d1.py</text:p>
          </table:table-cell>
          <table:table-cell office:value-type="string" calcext:value-type="string">
            <text:p><text:s/>use of regex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2b2e83f2f4ecfb9677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59db829fa78758cf589e171c913ee2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ca49daaae6d4566383b39908bfc3fd0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887488248b7594d37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9cea07e4404c80edf72fd1d6b060c8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765f0abc8f1de6934c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54064ede8c9e781ed8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030b865c4cb142af1.py</text:p>
          </table:table-cell>
          <table:table-cell office:value-type="string" calcext:value-type="string">
            <text:p><text:s/>use of regex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bc519824e46815939b240c4f6a7553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7242d1b76c068834c2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538c32965575e59bcd.py</text:p>
          </table:table-cell>
          <table:table-cell office:value-type="string" calcext:value-type="string">
            <text:p><text:s/>use of regex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a79de4d1dd4539c960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a79de4d1dd4539c960.py</text:p>
          </table:table-cell>
          <table:table-cell office:value-type="string" calcext:value-type="string">
            <text:p><text:s/>use of regex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8e478f9ec84d00d98c5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8e478f9ec84d00d98c5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eaf405b0ffd8bfd325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55398950c6ee1f1deb.py</text:p>
          </table:table-cell>
          <table:table-cell office:value-type="string" calcext:value-type="string">
            <text:p><text:s/>use of regex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50d6ad3ab777a1e76bcd0773843c2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77acaa6a30cd51e2b8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86d4bdd9a658c122a706f26ba7e1e.py</text:p>
          </table:table-cell>
          <table:table-cell office:value-type="string" calcext:value-type="string">
            <text:p><text:s/>use of rege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331c6ff8fd2334de68a52ef0cd79c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784cb55a18e2ad653257391b7a619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784cb55a18e2ad653257391b7a619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8e24537ddde7db528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8e24537ddde7db528c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011004bcac763eaf6f2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c6f26da1a877f0f3003bc776a2311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ca5ca8088b3b01d3ca0cb81bfb88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ca5ca8088b3b01d3ca0cb81bfb88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ca5ca8088b3b01d3ca0cb81bfb88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aa9be710a5c93f6809f55dd0303e1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5f02ef2541b54d55e2f53fd81744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c2b5ce5978c0d66e6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e881fc94fe4a492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db410f7fdd4e1d6034a0a7fd45d9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db410f7fdd4e1d6034a0a7fd45d9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db410f7fdd4e1d6034a0a7fd45d9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626de3fbdc7cf7b59de1d9f6279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4a27e90a3686506fc586249934a30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4a27e90a3686506fc586249934a30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4a27e90a3686506fc586249934a30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4a27e90a3686506fc586249934a30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5c35b536cc08b832e353f2f43c0bd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6bbc6a0d5056d20ad45095b434b02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6bbc6a0d5056d20ad45095b434b02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c8e95e33d9429d81a75622b5d24c8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41de61510e8a7386a1940192f5c9d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df2a3b9b0f8c56873a60eef1706a1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df2a3b9b0f8c56873a60eef1706a1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87601f960a5617a1b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b1f5403c63ceab5ae34710cbe2809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c421e3ff13e124531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fa43225bdbe8e803c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3db6c57b21b7b0882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a2272c015266e667924836364349c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a2272c015266e667924836364349c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a39697e2c10a3cee5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fb4d07f28af1c8fc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fb4d07f28af1c8fc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fb4d07f28af1c8fc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7b290dc4e1f58ad80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7b290dc4e1f58ad80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159a100fd78e4585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32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288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11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7590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3436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3436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916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916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916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67484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05674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674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994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71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797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797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827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cd35b287262824614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4378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4995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4bb02a9fd4abce3d86caf2f950c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4bb02a9fd4abce3d86caf2f950c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3730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3730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40001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40001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40103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260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260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556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556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556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9629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9965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cb65ef4f4630432bf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0647d9bd747062e5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0647d9bd747062e5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79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304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3057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0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0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58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58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ce87e713c9a3898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523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5385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34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34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34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34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457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67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67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67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245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245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4025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285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285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770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11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11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22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22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19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135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135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177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177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354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715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f15b2dadca9a74039aeab944714af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5487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079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5916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f0772db25343be0bb7072f15992a4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66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66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990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eee70416ec264b95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eee70416ec264b95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eee70416ec264b95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eee70416ec264b95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906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906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66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66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66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66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4582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48a6676120a0aacea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5641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bb692bd34093fc11b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bb692bd34093fc11b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979298149c5e74887f30fe09dcc7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979298149c5e74887f30fe09dcc7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979298149c5e74887f30fe09dcc7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fd96bd9d734f17f62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fd96bd9d734f17f62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fd96bd9d734f17f62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112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84bd220165758a0c953ae25108b6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4cd4247d6dbd010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427e2f52444f45280f30215d5a92d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49c03968b2c83897a4a15c78980b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7f0507f1e6acd08556e9d725e9129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af2656b83322847005c4d70549cd9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948ca2466aaeb5de395743f1555e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7b138b9c4e80231f6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7cb531bb8fff8c228b7710126bcc3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7cb531bb8fff8c228b7710126bcc3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5404260b7e3a8ba4ba0a0d62c0cf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5404260b7e3a8ba4ba0a0d62c0cf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5404260b7e3a8ba4ba0a0d62c0cf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7c18c6f6eda87f1cb4995b0e6a22a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7e3c1da32d00f8ce0dff6b86fd45f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7e3c1da32d00f8ce0dff6b86fd45f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7e3c1da32d00f8ce0dff6b86fd45f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8ab5bcf1a3af2c20d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66e4d58074d64c826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0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a609ee295c81c3cc202ecbe68752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875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7664884c93c4fa7d7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d90e1f21792a67eb6d27c445aa7a1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b0c64c62a3959f596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ff57fad7fb7e2a4f1a71814c375a3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ff57fad7fb7e2a4f1a71814c375a3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245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3250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37c5ed952a7d55e1662a8af7cc66f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44eb15510a0687ed93160c623762a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44eb15510a0687ed93160c623762a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44eb15510a0687ed93160c623762a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44eb15510a0687ed93160c623762a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4676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34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fc7c7f6c55f27faa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30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30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30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53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763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438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99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e1ec416bf884dcd7f0e635ce5f27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e1ec416bf884dcd7f0e635ce5f27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0c9f835f41834d6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474141cbe588eb9f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474141cbe588eb9f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474141cbe588eb9f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474141cbe588eb9f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474141cbe588eb9f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554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d1f1e86fa3749429791cf457052e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a908471e38370f40d302b1cb1b41f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92cb25f97ada9100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92cb25f97ada9100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92cb25f97ada9100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92cb25f97ada9100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4d896a262d7438dff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40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7e2330b87db99c81ace2a190e235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7e2330b87db99c81ace2a190e235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e42a0d29e5c12785d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8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5872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26658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897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296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a33ce1e82092b4d2dbdf18c3610fd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044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42c5e147d49a804b408bfed3d32d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289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289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e6a9ecbe86fd02ee0d42dc19e79e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7912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14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14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14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14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14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bfea18037155b26aa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fc7284daba8a08313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427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427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427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313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012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24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24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24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4887f3fab071c11a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177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5d283b0d279ea96c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ad212a3b0571357e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ad212a3b0571357e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6c7356ad82dd1cc70ad08e5542c8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6c7356ad82dd1cc70ad08e5542c8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ca0a7654168ef454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4a22e1854683c9c72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11" calcext:value-type="float">
            <text:p>2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971a5a087881a966c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971a5a087881a966c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a1ac63976008750c940fa9698919b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afdc75d89236018cbf9e6e57bc188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faaf21caaf6574e8f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0a1118edb70de95f6859cfa979fad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0a1118edb70de95f6859cfa979fad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0a1118edb70de95f6859cfa979fad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0a1118edb70de95f6859cfa979fad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660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660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19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19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a5138e41cba69dc81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064b04707923f82484c54981e4749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5384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71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71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ba4a6699caa55f7fd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368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63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63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63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295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81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81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896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05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05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05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636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080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6356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7064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cc5534cb555a0b710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cc5534cb555a0b710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fc88d3071f4254b80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faae3e7f89f629a94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12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12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12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819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511794f7dff3bc9fd4156e0a29c5a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651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c512099af7b21c8bf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e652488563ab23ea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69d09d37f18a70c9ec867b442ac5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86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942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79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6368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0008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2f77eb07e8e8efb2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65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98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9875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765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590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612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c53f824daef7d363d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c53f824daef7d363d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c53f824daef7d363d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59f0b893508882f889cbdc8bae27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b6495896b4f053854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b6495896b4f053854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b24d157aed79528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b24d157aed79528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b24d157aed79528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a32ae11d96353728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5f34cc210e753b4b0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0fef5c58f8f467c196d6977b7728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0fef5c58f8f467c196d6977b7728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0fef5c58f8f467c196d6977b7728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0fef5c58f8f467c196d6977b7728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941f191f58f046125949505738537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94abcb9b8c862776c3a2e2d7da43e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9c80ff42879cad41b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9c80ff42879cad41b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9c80ff42879cad41b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b234c37b5c2c934b7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dc080258fc53bcd3f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e71eaf7bbaf9993e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e71eaf7bbaf9993e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44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48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5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5912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5912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50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478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551d7f8608f0b82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551d7f8608f0b82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551d7f8608f0b82b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2071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71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71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84303cf6a7ef19dc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00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018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1610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6afa551fa04dd028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34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34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34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131f5f35c7d135d8171d3b1d2c3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302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302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854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618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6296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14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19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19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19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19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19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717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717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294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5705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60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60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31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31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fd4bfb6f376d1b6c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fd4bfb6f376d1b6c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323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450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49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49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33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d5a60b3bbc5f110a9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058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77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5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5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5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07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6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96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96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487793a2731288ff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487793a2731288ff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812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812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528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528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528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862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862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5fe88be8923bea19c02e5641be33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5fe88be8923bea19c02e5641be33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76e42f058ef7b467d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76e42f058ef7b467d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ee7c4b51b205e9badbe30ba3ef8db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b32ba4e983af69b437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b5afb297b4b7c835e6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ae51e123b596d5c60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c8f32123f0ee25b4d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869d71f21913da7b85bbb230a45e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eac45790fa339b53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eac45790fa339b53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eac45790fa339b53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eb94eee58a02d104c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fc0a61419858c748b5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fd1f246feb6149dd1d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1598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4eb5482fc73f046f6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7a67b869246dc6fd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47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47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2384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237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53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53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53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53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70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70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70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70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70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139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13fabf2bcb943efc82f00959b9116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173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239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7734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8969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ea1e118101eb574b2a83b93385137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0842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0842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0842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0842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111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4781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5076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605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605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9928493c4e74b3ec112f4cf4a6df9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aad9bb83b233b523270c30d36e4c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249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20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20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90d8c0f86a0fff99e0b3e0d34205a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9e059335d6efbae709e567ed0817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c8657a9ea834fb7fd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c8657a9ea834fb7fd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e6f7d63df3866a87a15aed17b51ea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015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015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0476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0476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240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240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3133e11a08757a78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361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040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3972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6547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6547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79e874719de7500a0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ac247ca65d9d9b2b8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e49e477ce7cee6182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e49e477ce7cee6182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2807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4984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553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5533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7841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946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ca43190885a6aa8fbfa517b7c2829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1bb9c4efcd0babf0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4586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7155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822386806c9ae9199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e00f6129725e9b44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bcccf808a571e1318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4c5ffdcdb5a13e026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4c5ffdcdb5a13e026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7421b8ba0417e3007daab1968e92a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931123b3d2bfdc40f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9bfcd67cca8e61d02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9bfcd67cca8e61d02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ba231746499e11d5c916162c5cc51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e70f35e6934371843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82d57c915efafa769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f256b69a07a43f978b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180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389590dd7d3ca238e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389590dd7d3ca238e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389590dd7d3ca238e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7b22490e7acb768ea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95e3cce3877881393a19659430ddf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394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6232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941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941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941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a2ea1f12d017ab13c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042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620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678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9336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4345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8305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91140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63962dbf025564f7d0c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962dbf025564f7d0c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059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1d5e3ca0bb9c1d8b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1d5e3ca0bb9c1d8b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1d5e3ca0bb9c1d8b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1d5e3ca0bb9c1d8b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10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10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10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10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10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25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7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7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9691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cf037c55c0d42196762c0ccacc738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650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2127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7435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7435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7435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dab4ba9cdcd72e24e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228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2397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2606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345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028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9091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04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411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3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a9a398f55d522d98f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a9a398f55d522d98f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c7a6d77a6da0a56329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68703518a1db03aa52b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703518a1db03aa52b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728e34d37e4abce80355c5456e3fd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728e34d37e4abce80355c5456e3fd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728e34d37e4abce80355c5456e3fd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912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912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912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912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2579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19c73b5c96ad3918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b75289bf92cbe3d02a0c5d3f6a476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b75289bf92cbe3d02a0c5d3f6a476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5e0f0f05ab487ff6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9bae1310f2ee6b47ba3663bdcb1d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bc0d77e50362f63991bf4eee6e82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a93b8309f05055c6a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41e8512c17eae5da50aebef3378a4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db75862c3a2bd0852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390e6d2084ededadc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1cc1022d615674147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41ee993adb5c911f9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5cd764ac782c1ab4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bc1abc307c1039c4d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e5fefe128214b7d2a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e5fefe128214b7d2a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6419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b14c4beab12998b6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b14c4beab12998b6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b14c4beab12998b6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18ca16f8d022e02a9c0deb94a310f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2ccf16dff7f0030e5d971ea5486d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373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373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373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5187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1973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5379e9c853171713c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5379e9c853171713c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814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8fa2eedd9666b78404ed1751336f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8fa2eedd9666b78404ed1751336f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1bb3f64c9a63927c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324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44770e7647855ac9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44770e7647855ac9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feaa1999686089df3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feaa1999686089df3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feaa1999686089df3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feaa1999686089df3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85de10f12d8e6af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2127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6c0e3d5d93b92be6ebe55c895754f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259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340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5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19991351343a92aa7b654d2b36c8d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26aa6f67ae3cbbd9c61efdf37b8c8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907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907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b478f35f93f64ac64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d02d8f2f09e27de08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d02d8f2f09e27de08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363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393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393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937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9942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c0ce7cbcd8977956bbfc3b614da9f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758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90f69976e77f09b3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d4e4bd0a00ac9076986148afc065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d4e4bd0a00ac9076986148afc065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c24802dd9c5e15870b4b56e22135c9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c8837167df8b6fbb3a38e2de52ad0f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cb81022d73ab55ad1712e343211388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cb81022d73ab55ad1712e343211388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d2661306589ba8534c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dbcaa7c22297fe1b30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5124f9992038d6c1ed00e1ed52772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5124f9992038d6c1ed00e1ed52772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6d07c4ac01c642ba548b9f37a2d30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ec9ec0f3ab405773f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ec9ec0f3ab405773f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449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449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496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b4b93baa5b33ed25e1823d3494f0a8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80bd41b6fc13775917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bd41b6fc13775917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bd41b6fc13775917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228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339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433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567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2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31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31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31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31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881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881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295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031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856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5821d98f325225e81352ea828cf52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a39d932878837267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1eeeb61ea9f1a1867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376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494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494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494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5197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5197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854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754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9347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3af69690fb44eb22a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4660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95db3337c655752c9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b60a7723b97da19f7bfa3cb7d2690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63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63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63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7180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71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99" calcext:value-type="float">
            <text:p>3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277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740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774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edf288a15fde45682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edf288a15fde45682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7297838593287195b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a7c2d03273da846bf4361236a4f3f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fa8e25f36e6f619247203d1bc029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2b6cb00f786c2caab65b1a51f4e84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2b6cb00f786c2caab65b1a51f4e84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cd6d89e18818662bd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1a9b14d4e9a9080ab4752608c2de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2ce0b0b03f34e117d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931c29cf4562851ece7e39b7ec3b3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3913358a7996eab9b96bd57fc59df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9a70d4998bab533a4139ee145f84a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14248c5961f3a6f7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14248c5961f3a6f7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14248c5961f3a6f7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07d0bfadffd40fcf40cd49cb77382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9980999ed43246b9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9980999ed43246b9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9980999ed43246b9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f161505721b6c4ab25ccfe7996fd1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f161505721b6c4ab25ccfe7996fd1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525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525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607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607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607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d2f5d07c2a36320e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1879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653913a53baf9dd1a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099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3737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56eb0550ac168187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56eb0550ac168187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56eb0550ac168187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56eb0550ac168187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614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614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7207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230b422c2100ae42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94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94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565e6629792264ba0b22ff707e088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6c4d9aa7a74828bc1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f96d670a2ce522e4b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3276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3321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6145752a649054bd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6145752a649054bd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9102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9102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9102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9102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0119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0119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15e2420f31048f7e30f3937356cf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2a8d1a0c1c0b510e7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2a8d1a0c1c0b510e7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2a8d1a0c1c0b510e7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2a8d1a0c1c0b510e7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471ce386a4956b49966f97f9d98af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4d4a436a5231137a1d952e6064ab8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732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92650768c7193b92a1325f46fc96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92650768c7193b92a1325f46fc96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a329f6d12f17b4760373b1cf3b92e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00affae11aeaf8532ce18e4ae4203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120046d0aa8f49c3fce03b844329d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3568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5251c90e531347fee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527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6903dd7f70203ddd5d8bcaac1e38b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6903dd7f70203ddd5d8bcaac1e38b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489c05f0898abe612eec916508f2b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489c05f0898abe612eec916508f2b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489c05f0898abe612eec916508f2b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9134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b7edca1b29c949fcf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bdf28473f3fd1d2e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bdf28473f3fd1d2e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bdf28473f3fd1d2e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3600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442e1294a6c8336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442e1294a6c8336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442e1294a6c8336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442e1294a6c8336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442e1294a6c8336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442e1294a6c8336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632bbb0acb445f4f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a0198264e6b489091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a0198264e6b489091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fc81c68ef4fd9d988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fc81c68ef4fd9d988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fc81c68ef4fd9d988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fc81c68ef4fd9d988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9ba60d5067213b1f4fc92088cd77f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bc2283b2a0e2ca3ff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e3d2aa4930ecd8e5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f80180bfe242b3d35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f80180bfe242b3d35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cfb8246e3f138910d1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713872f0e972d4fc9af4725a8a77a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7288f70414cd1709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e7c9d7ef579bb76cc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f00009e288e4bfca9b7faf3dc0e3c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514b2e283a882d9ef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514b2e283a882d9ef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514b2e283a882d9ef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514b2e283a882d9ef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8566f13ef687c17b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d42148fa11cbdaa00168e321f59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44c2fa87542ead2a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44c2fa87542ead2a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0ae638601d2fac476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73ca1e579ab573b4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90df2c6d43f964b8b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f7264c6302918dfb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687b573364f65904e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851bdf63595cd2c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0908d4c935f39c39811aa5fa9fba3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d0cab4bde185b384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56d36f4eab8daf218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eb692e5a0af7cc266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f4e6c4b18aa7ab932f5f94fbab376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f4e6c4b18aa7ab932f5f94fbab376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9290a957356e9e47665a992e471e97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64ddf61094142910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64ddf61094142910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64ddf61094142910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64ddf61094142910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64ddf61094142910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3b8bc748c0779a53ceed11d46b130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8a2f22adbdb6d387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6bff70142e5091792841d4b3720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57a351387b5b40f21dbd5f2704146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57a351387b5b40f21dbd5f2704146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5564406afb1615a7feecea0b72171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82990e1bc3d29fc75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b129122a64bde3bd0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b129122a64bde3bd0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025a97016cea9c3a18689ae1e7be3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025a97016cea9c3a18689ae1e7be3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9f45e112b226b97a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9f45e112b226b97a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6f018119ef3fe951a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8ecbe697b053b1eb7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05bdf830c9f81e5fb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6bc0333cc18660d07baeb923ce902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a6f0093ddb1635b39279e9a539ca2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cbc894ad2c2516dd0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cbc894ad2c2516dd0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ebce305262888633c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1bded95e9a5057307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1dd8e544bf0e3980c971b0d015f5f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a0aed67fc0da6b02434a5c2cef45c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da6ec84ba9c23c8e5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ef7948fdcae8c200043ac8529778a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7f6d62a595ae329e4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991ab491384e3c333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d878abd4091efc63f9fe99cbb36ac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d878abd4091efc63f9fe99cbb36ac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d878abd4091efc63f9fe99cbb36ac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00be34c58b1f3fa7467b4876f2b5b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00be34c58b1f3fa7467b4876f2b5b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5abcf698d85b5d50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749a33fdb59dcc179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749a33fdb59dcc179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96cfe2f1d24752f23bd119fdd678f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df49cfc1540bc8b89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3f37dd7c52077d4ee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7b46dfc854544bf3c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5496b52161449f6d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5496b52161449f6d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ee0cabbe12861443a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ee0cabbe12861443a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ee0cabbe12861443a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73f21ed2f3b46bc1c2ca48ec2c1c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37eb9bc506a6f165152d676e3ccd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e98c5c1688fc8334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04bad3cd231474763b873df081c09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04bad3cd231474763b873df081c09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04bad3cd231474763b873df081c09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04bad3cd231474763b873df081c09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6082ee5bec5249f7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1af2a53d5d7bbe2c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9211c4a160deb4ee1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9211c4a160deb4ee1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34ce30ce0ee8d585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b12cc3b15d6a22cf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b45408d43986eefdf83b59bc9e862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1762ea036e7202bb558c9c0b0bdb1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d9a654fbe6a4c12775e68ea1abb95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d9a654fbe6a4c12775e68ea1abb95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1c1af232974f0056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cf8d8aee3eb70668b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a16189dd5f88a955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8c8dd3bbf132bd59806911ed387c6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10b82a6ad828c3c5d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7039252268ec5e66b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ff37e5eef6710794a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ff37e5eef6710794a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f241125ed879d4af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eacd6d52aad4d75cbd48e447f6ad2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eacd6d52aad4d75cbd48e447f6ad2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54444f06960207114c97b8ceed61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839593c615bb2f6e8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e62ef8cb9515d64df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f22760a0a2ab411ff827178b2be86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f7dec95f33ce614fc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248a239bbab0e0d42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248a239bbab0e0d42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eb067454ba16cdc03818e8f2ec26b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1309f1201609657f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1309f1201609657f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1309f1201609657f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edd0dd0d4c966462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0ac48d34860c5bb3f9112f4d9a030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91" calcext:value-type="float">
            <text:p>1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23a3919df41076252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23a3919df41076252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23a3919df41076252a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c44dc598d9c2feed5a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44dc598d9c2feed5a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77dd554d73f866f08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1c93c0929b0c6dfc8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66e8b8ccf5bef2cda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3f130b1d6dcf1b1a7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3f130b1d6dcf1b1a7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0d5e8ac8f8effe90e71b8ccf76ebf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996830725256fb80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02b0534b649f9c7af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406b58daaf790b465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8c19a8351d97ca933b64fd26048b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9926abee9e8fd5c799e03a8a64a03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9fb15ec761e98a0d3773440dca5c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d2f7dec6932d932f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24b752fc9bee991d7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49e502f432278f772bd672ec785d7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966f9e789d1d6e987fda49638a284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fc38e54acd1d87aff571bf072bac9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e5f68c610821e311b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2fad391ce62f645e59e22aa3cbffd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428881f451097f329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b1d78f07aa2d81631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dca2ac48ef9680141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6eb4f4eea0320bb35dcd1b2a4575e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6eb4f4eea0320bb35dcd1b2a4575e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6eb4f4eea0320bb35dcd1b2a4575e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787c21f3b75bd0e60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e679ebfeb9748e8e5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05472b0975e44d35d4926942d2c0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05472b0975e44d35d4926942d2c0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e6ca43ed73c04c64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43cc6687e737d982d3d1c56472c6b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43cc6687e737d982d3d1c56472c6b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972e738cfacdf8055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972e738cfacdf8055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972e738cfacdf8055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8f308ad99c2f5afb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0cf089d8d6211136d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61c42aa4e89e139cd8248f59af6b3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61c42aa4e89e139cd8248f59af6b3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ed8b57fdb5d458f4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546cb143ebae4a489a482a05ab4be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546cb143ebae4a489a482a05ab4be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618f92897144273586648bc07cfd7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85b67e95132b5cf84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9c6065531ef73cd0a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9c6065531ef73cd0a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c857cdc0e680dfb1be99762990c9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92cbfb54d762ba21b28f7cd83b689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feab26d7c02a52ed17b6229f0cb5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fb8de093502b153e8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fb8de093502b153e8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f73fffb240b8d4e8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609c8f8f23c722b955c0499068a2c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7a85fb0258b045c005ca3db9cbc7f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c862c8b7a64fd40ba69648e497eaf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0393d03c68fda6472b7fdb8df7d5f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30dc9767d8f83c08f3582c71a5cbc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8c2bcb3d0893eafc0025d1104a8c4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aef007cec06a593d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1d6a6ccaa960964ac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5f8a4e2e041f5701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5f8a4e2e041f5701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c882c68a9017d2fa1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6c1637d02bcf8a78e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6c1637d02bcf8a78e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daff28d050f9a87773530177d45a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daff28d050f9a87773530177d45a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daff28d050f9a87773530177d45a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fb36ca2220a167b7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fb36ca2220a167b7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ff0ac61fcb3b1b60b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ff0ac61fcb3b1b60b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02f3b2d1b39d7e606ccf2ad838ef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5f3afbb8db888b6690546ab06d24e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813e3ce31b40f30c1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8b0a48983b9f7a8d01cbc0651e43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8b0a48983b9f7a8d01cbc0651e43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20730aa58bc7c60c740188b601b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20730aa58bc7c60c740188b601b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20730aa58bc7c60c740188b601b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4ca4718bce24a464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8c7a87b0f59ff540a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8c7a87b0f59ff540a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b282c3b73c41c1404123de6cea477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46efae48fd5088c03dee1b8300aef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7353a0ab53ae4cc3a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49daaae6d4566383b39908bfc3fd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49daaae6d4566383b39908bfc3fd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49daaae6d4566383b39908bfc3fd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6d9ffe27839e2ffd168ec77a826b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6b5fb7e4f1a7ea07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d2086a98104d0bab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c8e54b9e462c0783d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c8e54b9e462c0783d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9b46949722f1444c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54064ede8c9e781ed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70dff29ddbeb87973be9c0a94a1df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70dff29ddbeb87973be9c0a94a1df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efde095cafcf1dd1e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608cbe54403edb0b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608cbe54403edb0b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190ebba6c53887d598d03119ca206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190ebba6c53887d598d03119ca206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190ebba6c53887d598d03119ca206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538c32965575e59bc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defab409cc0e6f6a0e75237f73ca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81b6b69587832da41507ab369f8b3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131a8fa84c16ccc20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7f094032110a7b51e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d53f7061748e599e1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4292e31f143cec38a8106e123d0d9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e4dc48635f3faa63c52813ff6d115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e4dc48635f3faa63c52813ff6d115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62f19aa1d73b766db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62f19aa1d73b766db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62f19aa1d73b766db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6908dc8ac96e8fc98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7a070f52883849de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f588cd71b7c5a9bef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04636fe700b474ab99104599fb04d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377cea2349a3509e7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87aa78085c2b6f979aefc73fdc381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9fd2a7a1e0bc458650ec4c3a0bf9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b36ad251f70855d5d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5d0f392657fdfa6fe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number-rows-repeated="104541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5" table:default-cell-style-name="ce4"/>
        <table:table-column table:style-name="co4" table:default-cell-style-name="ce5"/>
        <table:table-column table:style-name="co4" table:number-columns-repeated="2" table:default-cell-style-name="ce4"/>
        <table:table-column table:style-name="co4" table:number-columns-repeated="3" table:default-cell-style-name="ce5"/>
        <table:table-column table:style-name="co4" table:number-columns-repeated="1017" table:default-cell-style-name="ce4"/>
        <table:table-row table:style-name="ro1">
          <table:table-cell/>
          <table:table-cell office:value-type="string" calcext:value-type="string">
            <text:p>occurrenc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secret</text:p>
          </table:table-cell>
          <table:table-cell office:value-type="float" office:value="31" calcext:value-type="float">
            <text:p>31</text:p>
          </table:table-cell>
          <table:table-cell table:formula="of:=[.E2]/([.E2]+[.F2])" office:value-type="float" office:value="0.935483870967742" calcext:value-type="float">
            <text:p>0.94</text:p>
          </table:table-cell>
          <table:table-cell table:formula="of:=[.E2]/([.E2]+[.G2])" office:value-type="float" office:value="0.90625" calcext:value-type="float">
            <text:p>0.9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ty password</text:p>
          </table:table-cell>
          <table:table-cell office:value-type="float" office:value="2" calcext:value-type="float">
            <text:p>2</text:p>
          </table:table-cell>
          <table:table-cell table:formula="of:=[.E3]/([.E3]+[.F3])" office:value-type="float" office:value="1" calcext:value-type="float">
            <text:p>1.00</text:p>
          </table:table-cell>
          <table:table-cell table:formula="of:=[.E3]/([.E3]+[.G3]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 integrity check</text:p>
          </table:table-cell>
          <table:table-cell office:value-type="float" office:value="7" calcext:value-type="float">
            <text:p>7</text:p>
          </table:table-cell>
          <table:table-cell table:formula="of:=[.E4]/([.E4]+[.F4])" office:value-type="float" office:value="0.428571428571429" calcext:value-type="float">
            <text:p>0.43</text:p>
          </table:table-cell>
          <table:table-cell table:formula="of:=[.E4]/([.E4]+[.G4])"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of http</text:p>
          </table:table-cell>
          <table:table-cell office:value-type="float" office:value="71" calcext:value-type="float">
            <text:p>71</text:p>
          </table:table-cell>
          <table:table-cell table:formula="of:=[.E5]/([.E5]+[.F5])" office:value-type="float" office:value="1" calcext:value-type="float">
            <text:p>1.00</text:p>
          </table:table-cell>
          <table:table-cell table:formula="of:=[.E5]/([.E5]+[.G5])" office:value-type="float" office:value="1" calcext:value-type="float">
            <text:p>1.0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of regex</text:p>
          </table:table-cell>
          <table:table-cell office:value-type="float" office:value="37" calcext:value-type="float">
            <text:p>37</text:p>
          </table:table-cell>
          <table:table-cell table:formula="of:=[.E6]/([.E6]+[.F6])" office:value-type="float" office:value="0.486486486486487" calcext:value-type="float">
            <text:p>0.49</text:p>
          </table:table-cell>
          <table:table-cell table:formula="of:=[.E6]/([.E6]+[.G6])" office:value-type="float" office:value="1" calcext:value-type="float">
            <text:p>1.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of shell args</text:p>
          </table:table-cell>
          <table:table-cell office:value-type="float" office:value="28" calcext:value-type="float">
            <text:p>28</text:p>
          </table:table-cell>
          <table:table-cell table:formula="of:=[.E7]/([.E7]+[.F7])" office:value-type="float" office:value="1" calcext:value-type="float">
            <text:p>1.00</text:p>
          </table:table-cell>
          <table:table-cell table:formula="of:=[.E7]/([.E7]+[.G7])" office:value-type="float" office:value="1" calcext:value-type="float">
            <text:p>1.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ll injection</text:p>
          </table:table-cell>
          <table:table-cell office:value-type="float" office:value="58" calcext:value-type="float">
            <text:p>58</text:p>
          </table:table-cell>
          <table:table-cell table:formula="of:=[.E8]/([.E8]+[.F8])" office:value-type="float" office:value="1" calcext:value-type="float">
            <text:p>1.00</text:p>
          </table:table-cell>
          <table:table-cell table:formula="of:=[.E8]/([.E8]+[.G8])" office:value-type="float" office:value="1" calcext:value-type="float">
            <text:p>1.0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ert used</text:p>
          </table:table-cell>
          <table:table-cell office:value-type="float" office:value="79" calcext:value-type="float">
            <text:p>79</text:p>
          </table:table-cell>
          <table:table-cell table:formula="of:=[.E9]/([.E9]+[.F9])" office:value-type="float" office:value="1" calcext:value-type="float">
            <text:p>1.00</text:p>
          </table:table-cell>
          <table:table-cell table:formula="of:=[.E9]/([.E9]+[.G9])" office:value-type="float" office:value="1" calcext:value-type="float">
            <text:p>1.0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execution</text:p>
          </table:table-cell>
          <table:table-cell office:value-type="float" office:value="4" calcext:value-type="float">
            <text:p>4</text:p>
          </table:table-cell>
          <table:table-cell table:formula="of:=[.E10]/([.E10]+[.F10])" office:value-type="float" office:value="1" calcext:value-type="float">
            <text:p>1.00</text:p>
          </table:table-cell>
          <table:table-cell table:formula="of:=[.E10]/([.E10]+[.G10])"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bug true</text:p>
          </table:table-cell>
          <table:table-cell office:value-type="float" office:value="2" calcext:value-type="float">
            <text:p>2</text:p>
          </table:table-cell>
          <table:table-cell table:formula="of:=[.E11]/([.E11]+[.F11])" office:value-type="float" office:value="1" calcext:value-type="float">
            <text:p>1.00</text:p>
          </table:table-cell>
          <table:table-cell table:formula="of:=[.E11]/([.E11]+[.G11]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binding</text:p>
          </table:table-cell>
          <table:table-cell office:value-type="float" office:value="3" calcext:value-type="float">
            <text:p>3</text:p>
          </table:table-cell>
          <table:table-cell table:formula="of:=[.E12]/([.E12]+[.F12])" office:value-type="float" office:value="1" calcext:value-type="float">
            <text:p>1.00</text:p>
          </table:table-cell>
          <table:table-cell table:formula="of:=[.E12]/([.E12]+[.G12]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sql</text:p>
          </table:table-cell>
          <table:table-cell office:value-type="float" office:value="3" calcext:value-type="float">
            <text:p>3</text:p>
          </table:table-cell>
          <table:table-cell table:formula="of:=[.E13]/([.E13]+[.F13])" office:value-type="float" office:value="1" calcext:value-type="float">
            <text:p>1.00</text:p>
          </table:table-cell>
          <table:table-cell table:formula="of:=[.E13]/([.E13]+[.G13]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tmp</text:p>
          </table:table-cell>
          <table:table-cell office:value-type="float" office:value="3" calcext:value-type="float">
            <text:p>3</text:p>
          </table:table-cell>
          <table:table-cell table:formula="of:=[.E14]/([.E14]+[.F14])" office:value-type="float" office:value="1" calcext:value-type="float">
            <text:p>1.00</text:p>
          </table:table-cell>
          <table:table-cell table:formula="of:=[.E14]/([.E14]+[.G14]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 certificate</text:p>
          </table:table-cell>
          <table:table-cell office:value-type="float" office:value="1" calcext:value-type="float">
            <text:p>1</text:p>
          </table:table-cell>
          <table:table-cell table:formula="of:=[.E15]/([.E15]+[.F15])" office:value-type="float" office:value="1" calcext:value-type="float">
            <text:p>1.00</text:p>
          </table:table-cell>
          <table:table-cell table:formula="of:=[.E15]/([.E15]+[.G15]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d permission</text:p>
          </table:table-cell>
          <table:table-cell office:value-type="float" office:value="1" calcext:value-type="float">
            <text:p>1</text:p>
          </table:table-cell>
          <table:table-cell table:formula="of:=[.E16]/([.E16]+[.F16])" office:value-type="float" office:value="1" calcext:value-type="float">
            <text:p>1.00</text:p>
          </table:table-cell>
          <table:table-cell table:formula="of:=[.E16]/([.E16]+[.G16]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y except</text:p>
          </table:table-cell>
          <table:table-cell office:value-type="float" office:value="13" calcext:value-type="float">
            <text:p>13</text:p>
          </table:table-cell>
          <table:table-cell table:formula="of:=[.E17]/([.E17]+[.F17])" office:value-type="float" office:value="1" calcext:value-type="float">
            <text:p>1.00</text:p>
          </table:table-cell>
          <table:table-cell table:formula="of:=[.E17]/([.E17]+[.G17])" office:value-type="float" office:value="1" calcext:value-type="float">
            <text:p>1.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l</text:p>
          </table:table-cell>
          <table:table-cell office:value-type="float" office:value="1" calcext:value-type="float">
            <text:p>1</text:p>
          </table:table-cell>
          <table:table-cell table:formula="of:=[.E18]/([.E18]+[.F18])" office:value-type="float" office:value="1" calcext:value-type="float">
            <text:p>1.00</text:p>
          </table:table-cell>
          <table:table-cell table:formula="of:=[.E18]/([.E18]+[.G18]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344" calcext:value-type="float">
            <text:p>344</text:p>
          </table:table-cell>
          <table:table-cell table:formula="of:=[.E19]/([.E19]+[.F19])" office:value-type="float" office:value="0.927325581395349" calcext:value-type="float">
            <text:p>0.93</text:p>
          </table:table-cell>
          <table:table-cell table:formula="of:=[.E19]/([.E19]+[.G19])" office:value-type="float" office:value="0.987616099071207" calcext:value-type="float">
            <text:p>0.99</text:p>
          </table:table-cell>
          <table:table-cell table:formula="of:=SUM([.E2:.E18])" office:value-type="float" office:value="319" calcext:value-type="float">
            <text:p>319</text:p>
          </table:table-cell>
          <table:table-cell table:formula="of:=SUM([.F2:.F18])" office:value-type="float" office:value="25" calcext:value-type="float">
            <text:p>25</text:p>
          </table:table-cell>
          <table:table-cell table:formula="of:=SUM([.G2:.G18])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default-cell-style-name="ce4"/>
        <table:table-column table:style-name="co4" table:default-cell-style-name="ce5"/>
        <table:table-column table:style-name="co4" table:number-columns-repeated="2" table:default-cell-style-name="ce4"/>
        <table:table-column table:style-name="co4" table:number-columns-repeated="3" table:default-cell-style-name="ce5"/>
        <table:table-column table:style-name="co4" table:number-columns-repeated="1017" table:default-cell-style-name="ce4"/>
        <table:table-row table:style-name="ro1">
          <table:table-cell/>
          <table:table-cell office:value-type="string" calcext:value-type="string">
            <text:p>occurrenc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secret</text:p>
          </table:table-cell>
          <table:table-cell office:value-type="float" office:value="31" calcext:value-type="float">
            <text:p>31</text:p>
          </table:table-cell>
          <table:table-cell table:formula="of:=[.E2]/([.E2]+[.F2])" office:value-type="float" office:value="0.935483870967742" calcext:value-type="float">
            <text:p>0.94</text:p>
          </table:table-cell>
          <table:table-cell table:formula="of:=[.E2]/([.E2]+[.G2])" office:value-type="float" office:value="0.90625" calcext:value-type="float">
            <text:p>0.9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ty password</text:p>
          </table:table-cell>
          <table:table-cell office:value-type="float" office:value="2" calcext:value-type="float">
            <text:p>2</text:p>
          </table:table-cell>
          <table:table-cell table:formula="of:=[.E3]/([.E3]+[.F3])" office:value-type="float" office:value="1" calcext:value-type="float">
            <text:p>1.00</text:p>
          </table:table-cell>
          <table:table-cell table:formula="of:=[.E3]/([.E3]+[.G3]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 integrity check</text:p>
          </table:table-cell>
          <table:table-cell office:value-type="float" office:value="7" calcext:value-type="float">
            <text:p>7</text:p>
          </table:table-cell>
          <table:table-cell table:formula="of:=[.E4]/([.E4]+[.F4])" office:value-type="float" office:value="0.428571428571429" calcext:value-type="float">
            <text:p>0.43</text:p>
          </table:table-cell>
          <table:table-cell table:formula="of:=[.E4]/([.E4]+[.G4])"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of http</text:p>
          </table:table-cell>
          <table:table-cell office:value-type="float" office:value="71" calcext:value-type="float">
            <text:p>71</text:p>
          </table:table-cell>
          <table:table-cell table:formula="of:=[.E5]/([.E5]+[.F5])" office:value-type="float" office:value="1" calcext:value-type="float">
            <text:p>1.00</text:p>
          </table:table-cell>
          <table:table-cell table:formula="of:=[.E5]/([.E5]+[.G5])" office:value-type="float" office:value="1" calcext:value-type="float">
            <text:p>1.0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ll injection</text:p>
          </table:table-cell>
          <table:table-cell office:value-type="float" office:value="86" calcext:value-type="float">
            <text:p>86</text:p>
          </table:table-cell>
          <table:table-cell table:formula="of:=[.E6]/([.E6]+[.F6])" office:value-type="float" office:value="1" calcext:value-type="float">
            <text:p>1.00</text:p>
          </table:table-cell>
          <table:table-cell table:formula="of:=[.E6]/([.E6]+[.G6])" office:value-type="float" office:value="1" calcext:value-type="float">
            <text:p>1.0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ert used</text:p>
          </table:table-cell>
          <table:table-cell office:value-type="float" office:value="79" calcext:value-type="float">
            <text:p>79</text:p>
          </table:table-cell>
          <table:table-cell table:formula="of:=[.E7]/([.E7]+[.F7])" office:value-type="float" office:value="1" calcext:value-type="float">
            <text:p>1.00</text:p>
          </table:table-cell>
          <table:table-cell table:formula="of:=[.E7]/([.E7]+[.G7])" office:value-type="float" office:value="1" calcext:value-type="float">
            <text:p>1.0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execution</text:p>
          </table:table-cell>
          <table:table-cell office:value-type="float" office:value="4" calcext:value-type="float">
            <text:p>4</text:p>
          </table:table-cell>
          <table:table-cell table:formula="of:=[.E8]/([.E8]+[.F8])" office:value-type="float" office:value="1" calcext:value-type="float">
            <text:p>1.00</text:p>
          </table:table-cell>
          <table:table-cell table:formula="of:=[.E8]/([.E8]+[.G8])"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bug true</text:p>
          </table:table-cell>
          <table:table-cell office:value-type="float" office:value="2" calcext:value-type="float">
            <text:p>2</text:p>
          </table:table-cell>
          <table:table-cell table:formula="of:=[.E9]/([.E9]+[.F9])" office:value-type="float" office:value="1" calcext:value-type="float">
            <text:p>1.00</text:p>
          </table:table-cell>
          <table:table-cell table:formula="of:=[.E9]/([.E9]+[.G9]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binding</text:p>
          </table:table-cell>
          <table:table-cell office:value-type="float" office:value="3" calcext:value-type="float">
            <text:p>3</text:p>
          </table:table-cell>
          <table:table-cell table:formula="of:=[.E10]/([.E10]+[.F10])" office:value-type="float" office:value="1" calcext:value-type="float">
            <text:p>1.00</text:p>
          </table:table-cell>
          <table:table-cell table:formula="of:=[.E10]/([.E10]+[.G10]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sql</text:p>
          </table:table-cell>
          <table:table-cell office:value-type="float" office:value="3" calcext:value-type="float">
            <text:p>3</text:p>
          </table:table-cell>
          <table:table-cell table:formula="of:=[.E11]/([.E11]+[.F11])" office:value-type="float" office:value="1" calcext:value-type="float">
            <text:p>1.00</text:p>
          </table:table-cell>
          <table:table-cell table:formula="of:=[.E11]/([.E11]+[.G11]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tmp</text:p>
          </table:table-cell>
          <table:table-cell office:value-type="float" office:value="3" calcext:value-type="float">
            <text:p>3</text:p>
          </table:table-cell>
          <table:table-cell table:formula="of:=[.E12]/([.E12]+[.F12])" office:value-type="float" office:value="1" calcext:value-type="float">
            <text:p>1.00</text:p>
          </table:table-cell>
          <table:table-cell table:formula="of:=[.E12]/([.E12]+[.G12]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 certificate</text:p>
          </table:table-cell>
          <table:table-cell office:value-type="float" office:value="1" calcext:value-type="float">
            <text:p>1</text:p>
          </table:table-cell>
          <table:table-cell table:formula="of:=[.E13]/([.E13]+[.F13])" office:value-type="float" office:value="1" calcext:value-type="float">
            <text:p>1.00</text:p>
          </table:table-cell>
          <table:table-cell table:formula="of:=[.E13]/([.E13]+[.G13]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d permission</text:p>
          </table:table-cell>
          <table:table-cell office:value-type="float" office:value="1" calcext:value-type="float">
            <text:p>1</text:p>
          </table:table-cell>
          <table:table-cell table:formula="of:=[.E14]/([.E14]+[.F14])" office:value-type="float" office:value="1" calcext:value-type="float">
            <text:p>1.00</text:p>
          </table:table-cell>
          <table:table-cell table:formula="of:=[.E14]/([.E14]+[.G14]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y except</text:p>
          </table:table-cell>
          <table:table-cell office:value-type="float" office:value="13" calcext:value-type="float">
            <text:p>13</text:p>
          </table:table-cell>
          <table:table-cell table:formula="of:=[.E15]/([.E15]+[.F15])" office:value-type="float" office:value="1" calcext:value-type="float">
            <text:p>1.00</text:p>
          </table:table-cell>
          <table:table-cell table:formula="of:=[.E15]/([.E15]+[.G15])" office:value-type="float" office:value="1" calcext:value-type="float">
            <text:p>1.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5])" office:value-type="float" office:value="306" calcext:value-type="float">
            <text:p>306</text:p>
          </table:table-cell>
          <table:table-cell table:formula="of:=[.E16]/([.E16]+[.F16])" office:value-type="float" office:value="0.980392156862745" calcext:value-type="float">
            <text:p>0.98</text:p>
          </table:table-cell>
          <table:table-cell table:formula="of:=[.E16]/([.E16]+[.G16])" office:value-type="float" office:value="0.986842105263158" calcext:value-type="float">
            <text:p>0.99</text:p>
          </table:table-cell>
          <table:table-cell table:formula="of:=SUM([.E2:.E15])" office:value-type="float" office:value="300" calcext:value-type="float">
            <text:p>300</text:p>
          </table:table-cell>
          <table:table-cell table:formula="of:=SUM([.F2:.F15])" office:value-type="float" office:value="6" calcext:value-type="float">
            <text:p>6</text:p>
          </table:table-cell>
          <table:table-cell table:formula="of:=SUM([.G2:.G15])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5" table:default-cell-style-name="ce4"/>
        <table:table-column table:style-name="co4" table:default-cell-style-name="ce5"/>
        <table:table-column table:style-name="co4" table:number-columns-repeated="2" table:default-cell-style-name="ce4"/>
        <table:table-column table:style-name="co4" table:number-columns-repeated="3" table:default-cell-style-name="ce5"/>
        <table:table-column table:style-name="co4" table:number-columns-repeated="1017" table:default-cell-style-name="ce4"/>
        <table:table-row table:style-name="ro1">
          <table:table-cell/>
          <table:table-cell office:value-type="string" calcext:value-type="string">
            <text:p>occurrenc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secret</text:p>
          </table:table-cell>
          <table:table-cell office:value-type="float" office:value="31" calcext:value-type="float">
            <text:p>31</text:p>
          </table:table-cell>
          <table:table-cell table:formula="of:=[.E2]/([.E2]+[.F2])" office:value-type="float" office:value="0.935483870967742" calcext:value-type="float">
            <text:p>0.94</text:p>
          </table:table-cell>
          <table:table-cell table:formula="of:=[.E2]/([.E2]+[.G2])" office:value-type="float" office:value="0.90625" calcext:value-type="float">
            <text:p>0.9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ty password</text:p>
          </table:table-cell>
          <table:table-cell office:value-type="float" office:value="2" calcext:value-type="float">
            <text:p>2</text:p>
          </table:table-cell>
          <table:table-cell table:formula="of:=[.E3]/([.E3]+[.F3])" office:value-type="float" office:value="1" calcext:value-type="float">
            <text:p>1.00</text:p>
          </table:table-cell>
          <table:table-cell table:formula="of:=[.E3]/([.E3]+[.G3]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 integrity check</text:p>
          </table:table-cell>
          <table:table-cell office:value-type="float" office:value="7" calcext:value-type="float">
            <text:p>7</text:p>
          </table:table-cell>
          <table:table-cell table:formula="of:=[.E4]/([.E4]+[.F4])" office:value-type="float" office:value="0.428571428571429" calcext:value-type="float">
            <text:p>0.43</text:p>
          </table:table-cell>
          <table:table-cell table:formula="of:=[.E4]/([.E4]+[.G4])"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of http</text:p>
          </table:table-cell>
          <table:table-cell office:value-type="float" office:value="71" calcext:value-type="float">
            <text:p>71</text:p>
          </table:table-cell>
          <table:table-cell table:formula="of:=[.E5]/([.E5]+[.F5])" office:value-type="float" office:value="1" calcext:value-type="float">
            <text:p>1.00</text:p>
          </table:table-cell>
          <table:table-cell table:formula="of:=[.E5]/([.E5]+[.G5])" office:value-type="float" office:value="1" calcext:value-type="float">
            <text:p>1.0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ll injection</text:p>
          </table:table-cell>
          <table:table-cell office:value-type="float" office:value="86" calcext:value-type="float">
            <text:p>86</text:p>
          </table:table-cell>
          <table:table-cell table:formula="of:=[.E6]/([.E6]+[.F6])" office:value-type="float" office:value="1" calcext:value-type="float">
            <text:p>1.00</text:p>
          </table:table-cell>
          <table:table-cell table:formula="of:=[.E6]/([.E6]+[.G6])" office:value-type="float" office:value="1" calcext:value-type="float">
            <text:p>1.0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execution</text:p>
          </table:table-cell>
          <table:table-cell office:value-type="float" office:value="4" calcext:value-type="float">
            <text:p>4</text:p>
          </table:table-cell>
          <table:table-cell table:formula="of:=[.E7]/([.E7]+[.F7])" office:value-type="float" office:value="1" calcext:value-type="float">
            <text:p>1.00</text:p>
          </table:table-cell>
          <table:table-cell table:formula="of:=[.E7]/([.E7]+[.G7])"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bug true</text:p>
          </table:table-cell>
          <table:table-cell office:value-type="float" office:value="2" calcext:value-type="float">
            <text:p>2</text:p>
          </table:table-cell>
          <table:table-cell table:formula="of:=[.E8]/([.E8]+[.F8])" office:value-type="float" office:value="1" calcext:value-type="float">
            <text:p>1.00</text:p>
          </table:table-cell>
          <table:table-cell table:formula="of:=[.E8]/([.E8]+[.G8]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binding</text:p>
          </table:table-cell>
          <table:table-cell office:value-type="float" office:value="3" calcext:value-type="float">
            <text:p>3</text:p>
          </table:table-cell>
          <table:table-cell table:formula="of:=[.E9]/([.E9]+[.F9])" office:value-type="float" office:value="1" calcext:value-type="float">
            <text:p>1.00</text:p>
          </table:table-cell>
          <table:table-cell table:formula="of:=[.E9]/([.E9]+[.G9]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sql</text:p>
          </table:table-cell>
          <table:table-cell office:value-type="float" office:value="3" calcext:value-type="float">
            <text:p>3</text:p>
          </table:table-cell>
          <table:table-cell table:formula="of:=[.E10]/([.E10]+[.F10])" office:value-type="float" office:value="1" calcext:value-type="float">
            <text:p>1.00</text:p>
          </table:table-cell>
          <table:table-cell table:formula="of:=[.E10]/([.E10]+[.G10]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tmp</text:p>
          </table:table-cell>
          <table:table-cell office:value-type="float" office:value="3" calcext:value-type="float">
            <text:p>3</text:p>
          </table:table-cell>
          <table:table-cell table:formula="of:=[.E11]/([.E11]+[.F11])" office:value-type="float" office:value="1" calcext:value-type="float">
            <text:p>1.00</text:p>
          </table:table-cell>
          <table:table-cell table:formula="of:=[.E11]/([.E11]+[.G11]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 certificate</text:p>
          </table:table-cell>
          <table:table-cell office:value-type="float" office:value="1" calcext:value-type="float">
            <text:p>1</text:p>
          </table:table-cell>
          <table:table-cell table:formula="of:=[.E12]/([.E12]+[.F12])" office:value-type="float" office:value="1" calcext:value-type="float">
            <text:p>1.00</text:p>
          </table:table-cell>
          <table:table-cell table:formula="of:=[.E12]/([.E12]+[.G12]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d permission</text:p>
          </table:table-cell>
          <table:table-cell office:value-type="float" office:value="1" calcext:value-type="float">
            <text:p>1</text:p>
          </table:table-cell>
          <table:table-cell table:formula="of:=[.E13]/([.E13]+[.F13])" office:value-type="float" office:value="1" calcext:value-type="float">
            <text:p>1.00</text:p>
          </table:table-cell>
          <table:table-cell table:formula="of:=[.E13]/([.E13]+[.G13]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y except</text:p>
          </table:table-cell>
          <table:table-cell office:value-type="float" office:value="13" calcext:value-type="float">
            <text:p>13</text:p>
          </table:table-cell>
          <table:table-cell table:formula="of:=[.E14]/([.E14]+[.F14])" office:value-type="float" office:value="1" calcext:value-type="float">
            <text:p>1.00</text:p>
          </table:table-cell>
          <table:table-cell table:formula="of:=[.E14]/([.E14]+[.G14])" office:value-type="float" office:value="1" calcext:value-type="float">
            <text:p>1.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])" office:value-type="float" office:value="227" calcext:value-type="float">
            <text:p>227</text:p>
          </table:table-cell>
          <table:table-cell table:formula="of:=[.E15]/([.E15]+[.F15])" office:value-type="float" office:value="0.973568281938326" calcext:value-type="float">
            <text:p>0.97</text:p>
          </table:table-cell>
          <table:table-cell table:formula="of:=[.E15]/([.E15]+[.G15])" office:value-type="float" office:value="0.982222222222222" calcext:value-type="float">
            <text:p>0.98</text:p>
          </table:table-cell>
          <table:table-cell table:formula="of:=SUM([.E2:.E14])" office:value-type="float" office:value="221" calcext:value-type="float">
            <text:p>221</text:p>
          </table:table-cell>
          <table:table-cell table:formula="of:=SUM([.F2:.F14])" office:value-type="float" office:value="6" calcext:value-type="float">
            <text:p>6</text:p>
          </table:table-cell>
          <table:table-cell table:formula="of:=SUM([.G2:.G14])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mell-updated'.A1:'smell-updated'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0:10:33.960103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06-12T10:11:06.352517426</dc:date>
    <meta:editing-duration>PT1H44M10S</meta:editing-duration>
    <meta:editing-cycles>21</meta:editing-cycles>
    <meta:document-statistic meta:table-count="4" meta:cell-count="9926" meta:object-count="0"/>
  </office:meta>
</office:document-meta>
</file>